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aec62" officeooo:paragraph-rsid="000aec62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0eb53e" officeooo:paragraph-rsid="000eb53e"/>
    </style:style>
    <style:style style:name="P3" style:family="paragraph" style:parent-style-name="Standard">
      <style:paragraph-properties fo:text-align="start" style:justify-single-word="false"/>
      <style:text-properties style:font-name="FreeMono" fo:font-weight="bold" officeooo:rsid="000eb53e" officeooo:paragraph-rsid="000eb5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102bb5" officeooo:paragraph-rsid="00102bb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102bb5" officeooo:paragraph-rsid="001145e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102bb5" officeooo:paragraph-rsid="0012216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fo:font-weight="bold" officeooo:rsid="001145e3" officeooo:paragraph-rsid="001145e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Mono" fo:font-weight="bold" officeooo:rsid="00122163" officeooo:paragraph-rsid="0012216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fo:font-weight="bold" officeooo:rsid="0016a12a" officeooo:paragraph-rsid="0017ef4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Mono" fo:font-weight="bold" officeooo:rsid="0017ef4a" officeooo:paragraph-rsid="0017ef4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102bb5" officeooo:paragraph-rsid="000eb53e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102bb5" officeooo:paragraph-rsid="00102bb5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102bb5" officeooo:paragraph-rsid="00122163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1145e3" officeooo:paragraph-rsid="001145e3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122163" officeooo:paragraph-rsid="00122163"/>
    </style:style>
    <style:style style:name="P16" style:family="paragraph" style:parent-style-name="Standard">
      <style:paragraph-properties fo:text-align="start" style:justify-single-word="false"/>
      <style:text-properties style:font-name="FreeMono" officeooo:rsid="00125383" officeooo:paragraph-rsid="00125383"/>
    </style:style>
    <style:style style:name="P17" style:family="paragraph" style:parent-style-name="Standard">
      <style:paragraph-properties fo:text-align="start" style:justify-single-word="false"/>
      <style:text-properties style:font-name="FreeMono" officeooo:rsid="0012b914" officeooo:paragraph-rsid="0012b914"/>
    </style:style>
    <style:style style:name="P18" style:family="paragraph" style:parent-style-name="Standard">
      <style:paragraph-properties fo:text-align="start" style:justify-single-word="false"/>
      <style:text-properties style:font-name="FreeMono" officeooo:rsid="0012d9be" officeooo:paragraph-rsid="0012d9be"/>
    </style:style>
    <style:style style:name="P1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02bb5" officeooo:paragraph-rsid="00102bb5" style:font-size-asian="10pt" style:font-size-complex="10pt"/>
    </style:style>
    <style:style style:name="P2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02bb5" officeooo:paragraph-rsid="001145e3" style:font-size-asian="10pt" style:font-size-complex="10pt"/>
    </style:style>
    <style:style style:name="P2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02bb5" officeooo:paragraph-rsid="00122163" style:font-size-asian="10pt" style:font-size-complex="10pt"/>
    </style:style>
    <style:style style:name="P2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145e3" officeooo:paragraph-rsid="001145e3" style:font-size-asian="10pt" style:font-size-complex="10pt"/>
    </style:style>
    <style:style style:name="P2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25383" officeooo:paragraph-rsid="00125383" style:font-size-asian="10pt" style:font-size-complex="10pt"/>
    </style:style>
    <style:style style:name="P2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3d589" officeooo:paragraph-rsid="0013d589" style:font-size-asian="10pt" style:font-size-complex="10pt"/>
    </style:style>
    <style:style style:name="P2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3d7ca" officeooo:paragraph-rsid="0013d7ca" style:font-size-asian="10pt" style:font-size-complex="10pt"/>
    </style:style>
    <style:style style:name="P2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5230b" officeooo:paragraph-rsid="0015230b" style:font-size-asian="10pt" style:font-size-complex="10pt"/>
    </style:style>
    <style:style style:name="P2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682c1" officeooo:paragraph-rsid="001682c1" style:font-size-asian="10pt" style:font-size-complex="10pt"/>
    </style:style>
    <style:style style:name="P2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fo:font-weight="normal" officeooo:rsid="0016a12a" officeooo:paragraph-rsid="0016a12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fo:font-weight="normal" officeooo:rsid="0016a12a" officeooo:paragraph-rsid="0017ef4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fo:font-weight="normal" officeooo:rsid="0019b35f" officeooo:paragraph-rsid="0019b35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FreeMono" fo:font-weight="bold" officeooo:rsid="0012d9be" officeooo:paragraph-rsid="0012d9be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FreeMono" fo:font-weight="bold" officeooo:rsid="0016a12a" officeooo:paragraph-rsid="0016a12a" style:font-weight-asian="bold" style:font-weight-complex="bold"/>
    </style:style>
    <style:style style:name="P33" style:family="paragraph" style:parent-style-name="Standard">
      <style:paragraph-properties fo:text-align="start" style:justify-single-word="false" fo:padding="0in" fo:border="none" style:shadow="none"/>
      <style:text-properties style:font-name="FreeMono" fo:font-size="10pt" fo:font-weight="bold" officeooo:rsid="0016a12a" officeooo:paragraph-rsid="0016a12a" style:font-size-asian="10pt" style:font-weight-asian="bold" style:font-size-complex="10pt" style:font-weight-complex="bold"/>
    </style:style>
    <style:style style:name="T1" style:family="text">
      <style:text-properties officeooo:rsid="001145e3"/>
    </style:style>
    <style:style style:name="T2" style:family="text">
      <style:text-properties officeooo:rsid="001221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12</text:p>
      <text:p text:style-name="P1">HW2</text:p>
      <text:p text:style-name="P1"/>
      <text:p text:style-name="P3">Part 1</text:p>
      <text:p text:style-name="P11"/>
      <text:p text:style-name="P4">Compiling</text:p>
      <text:p text:style-name="P19">make clean</text:p>
      <text:p text:style-name="P19">make add_num_MPI_rev1</text:p>
      <text:p text:style-name="P11"/>
      <text:p text:style-name="P4">Output</text:p>
      <text:p text:style-name="P19">$ mpirun -np 4 bin/add_num_MPI_rev1 36</text:p>
      <text:p text:style-name="P19">numbers matrix =</text:p>
      <text:p text:style-name="P19">...</text:p>
      <text:p text:style-name="P19"/>
      <text:p text:style-name="P19"/>
      <text:p text:style-name="P19">Sum of numbers is 1896.9051</text:p>
      <text:p text:style-name="P19">Max of numbers is 99.970566</text:p>
      <text:p text:style-name="P19">Min of numbers is 6.746019</text:p>
      <text:p text:style-name="P12"/>
      <text:p text:style-name="P7">Part 2</text:p>
      <text:p text:style-name="P14"/>
      <text:p text:style-name="P5">Compiling</text:p>
      <text:p text:style-name="P20">make clean</text:p>
      <text:p text:style-name="P20">make add_num_MPI_rev<text:span text:style-name="T1">2</text:span></text:p>
      <text:p text:style-name="P14"/>
      <text:p text:style-name="P5">Output</text:p>
      <text:p text:style-name="P22">$ ./test.sh bin/add_num_MPI_rev2</text:p>
      <text:p text:style-name="P22">Result of #2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3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4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5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6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7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8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9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0 processes with list 2483:</text:p>
      <text:p text:style-name="P22">Sum of numbers is 125718.35</text:p>
      <text:p text:style-name="P22">Max of numbers is 99.989772</text:p>
      <text:p text:style-name="P22"><text:soft-page-break/>Min of numbers is 0.092799263</text:p>
      <text:p text:style-name="P22">Result of #11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2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3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4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5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22">Result of #16 processes with list 2483:</text:p>
      <text:p text:style-name="P22">Sum of numbers is 125718.35</text:p>
      <text:p text:style-name="P22">Max of numbers is 99.989772</text:p>
      <text:p text:style-name="P22">Min of numbers is 0.092799263</text:p>
      <text:p text:style-name="P12"/>
      <text:p text:style-name="P16">Yes, it appears all outputs are the same. </text:p>
      <text:p text:style-name="P12"/>
      <text:p text:style-name="P8">Part 3</text:p>
      <text:p text:style-name="P15"/>
      <text:p text:style-name="P6">Compiling</text:p>
      <text:p text:style-name="P21">make clean</text:p>
      <text:p text:style-name="P21">make add_num_MPI_rev<text:span text:style-name="T2">3</text:span></text:p>
      <text:p text:style-name="P13"/>
      <text:p text:style-name="P6">Output</text:p>
      <text:p text:style-name="P23">$ ./test.sh bin/add_num_MPI_rev3</text:p>
      <text:p text:style-name="P23">Result of #2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3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4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5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6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7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8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9 processes with list 2483:</text:p>
      <text:p text:style-name="P23"><text:soft-page-break/>Sum of numbers is 125718.35</text:p>
      <text:p text:style-name="P23">Max of numbers is 99.989772</text:p>
      <text:p text:style-name="P23">Min of numbers is 0.092799263</text:p>
      <text:p text:style-name="P23">Result of #10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1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2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3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4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5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23">Result of #16 processes with list 2483:</text:p>
      <text:p text:style-name="P23">Sum of numbers is 125718.35</text:p>
      <text:p text:style-name="P23">Max of numbers is 99.989772</text:p>
      <text:p text:style-name="P23">Min of numbers is 0.092799263</text:p>
      <text:p text:style-name="P12"/>
      <text:p text:style-name="P17">Yes, it appears that all of the outputs are the same.</text:p>
      <text:p text:style-name="P2"/>
      <text:p text:style-name="P2"/>
      <text:p text:style-name="P2"/>
      <text:p text:style-name="P32">makefile</text:p>
      <text:p text:style-name="P28">add_num_MPI:</text:p>
      <text:p text:style-name="P28"><text:tab/>mpic++ src/add_num_MPI.cpp -o bin/add_num_MPI</text:p>
      <text:p text:style-name="P28"/>
      <text:p text:style-name="P28">add_num_MPI_rev1:</text:p>
      <text:p text:style-name="P28"><text:tab/>mpic++ src/add_num_MPI_rev1.cpp -o bin/add_num_MPI_rev1</text:p>
      <text:p text:style-name="P28"/>
      <text:p text:style-name="P28">add_num_MPI_rev2:</text:p>
      <text:p text:style-name="P28"><text:tab/>mpic++ src/add_num_MPI_rev2.cpp -o bin/add_num_MPI_rev2</text:p>
      <text:p text:style-name="P28"/>
      <text:p text:style-name="P28">add_num_MPI_rev3:</text:p>
      <text:p text:style-name="P28"><text:tab/>mpic++ src/add_num_MPI_rev3.cpp -o bin/add_num_MPI_rev3</text:p>
      <text:p text:style-name="P28"/>
      <text:p text:style-name="P28">clean:</text:p>
      <text:p text:style-name="P28"><text:tab/>rm bin/*</text:p>
      <text:p text:style-name="P9"/>
      <text:p text:style-name="P9"/>
      <text:p text:style-name="P10">test.sh</text:p>
      <text:p text:style-name="P30">#!/bin/bash</text:p>
      <text:p text:style-name="P30"/>
      <text:p text:style-name="P30">for index in {2..16}</text:p>
      <text:p text:style-name="P30">do</text:p>
      <text:p text:style-name="P30"><text:s text:c="4"/>echo "Result of #${index} processes with list 2483:"</text:p>
      <text:p text:style-name="P30"><text:s text:c="4"/>mpirun -np $index $1 2483 | tail -n 3</text:p>
      <text:p text:style-name="P30">done</text:p>
      <text:p text:style-name="P33"/>
      <text:p text:style-name="P33"/>
      <text:p text:style-name="P33"/>
      <text:p text:style-name="P31">Source code rev1</text:p>
      <text:p text:style-name="P24">/***************************************************************/</text:p>
      <text:p text:style-name="P24">/* Summation of a Sequence of Numbers Program -- MPI version <text:s text:c="2"/>*/</text:p>
      <text:p text:style-name="P24">/* July 2015 -- B. Earl Wells -- University of Alabama <text:s text:c="8"/>*/</text:p>
      <text:p text:style-name="P24">/* <text:s text:c="35"/>in Huntsville <text:s text:c="11"/>*/</text:p>
      <text:p text:style-name="P24">/***************************************************************/</text:p>
      <text:p text:style-name="P24">/*</text:p>
      <text:p text:style-name="P24"><text:s/>* add_num_MPI_rev3 - CPE412 - HW2</text:p>
      <text:p text:style-name="P24"><text:s/>* </text:p>
      <text:p text:style-name="P24">This program illustrates the basic concepts of SPMD programming using </text:p>
      <text:p text:style-name="P24">MPI. <text:s/>The program represents a common example that is used throughout </text:p>
      <text:p text:style-name="P24">the CPE 412/512 text, the distributed addition of a sequence of numbers.</text:p>
      <text:p text:style-name="P24">The program is written in such a way that it is assumed that the</text:p>
      <text:p text:style-name="P24">sequence of numbers is first read from a central source (such as</text:p>
      <text:p text:style-name="P24">a data file) by a single MPI process and then partitioned into equal</text:p>
      <text:p text:style-name="P24">groups with each part being distributed (scattered) to the other</text:p>
      <text:p text:style-name="P24">MPI processes in the system. After which each process computes its own </text:p>
      <text:p text:style-name="P24">partial sum and send this value to the root process which then</text:p>
      <text:p text:style-name="P24">adds the partial sums together (reduce operation) and then</text:p>
      <text:p text:style-name="P24">outputs this sum to the screen.</text:p>
      <text:p text:style-name="P24"/>
      <text:p text:style-name="P24">The following is a simplified version of the program which you will</text:p>
      <text:p text:style-name="P24">be asked to augment in a number of ways in future homework </text:p>
      <text:p text:style-name="P24">assignments. Use the altix.asc.edu system for these assignments. </text:p>
      <text:p text:style-name="P24"/>
      <text:p text:style-name="P24">To compile type:</text:p>
      <text:p text:style-name="P24"/>
      <text:p text:style-name="P24"><text:s text:c="3"/>mpic++ add_num_MPI.cpp -o add_num_MPI</text:p>
      <text:p text:style-name="P24"/>
      <text:p text:style-name="P24">To execute:</text:p>
      <text:p text:style-name="P24"><text:s text:c="3"/>mpirun -np [num MPI process] add_num_MPI [num of numbers] </text:p>
      <text:p text:style-name="P24"/>
      <text:p text:style-name="P24">Notes: This implementation utilizes a minimum set of MPI function</text:p>
      <text:p text:style-name="P24"><text:s text:c="7"/>call that include MPI_Init, MPI_Finalize, MPI_Comm_size,</text:p>
      <text:p text:style-name="P24"><text:s text:c="7"/>MPI_Comm_rank, MPI_Send, and MPI_Recv.</text:p>
      <text:p text:style-name="P24">*/ <text:s/></text:p>
      <text:p text:style-name="P24"/>
      <text:p text:style-name="P24">using namespace std;</text:p>
      <text:p text:style-name="P24">#include &lt;iostream&gt;</text:p>
      <text:p text:style-name="P24">#include &lt;iomanip&gt;</text:p>
      <text:p text:style-name="P24">#include &lt;sstream&gt;</text:p>
      <text:p text:style-name="P24">#include &lt;stdlib.h&gt;</text:p>
      <text:p text:style-name="P24">#include &lt;mpi.h&gt; /* MPI Prototype Header Files */</text:p>
      <text:p text:style-name="P24"/>
      <text:p text:style-name="P24">#define SEED 2397 <text:s text:c="10"/>/* random number seed */</text:p>
      <text:p text:style-name="P24">#define MAX_VALUE <text:s/>100.0 <text:s text:c="3"/>/* maximum value of any number in list */</text:p>
      <text:p text:style-name="P24">#define MIN_VALUE <text:s/>0.0 <text:s text:c="5"/>/* minimum value of any number in list */</text:p>
      <text:p text:style-name="P24"/>
      <text:p text:style-name="P24">/**</text:p>
      <text:p text:style-name="P24"><text:s/>* mms struct</text:p>
      <text:p text:style-name="P24"><text:s/>* Min, Max, Sum</text:p>
      <text:p text:style-name="P24"><text:s/>*/</text:p>
      <text:p text:style-name="P24">typedef struct mms</text:p>
      <text:p text:style-name="P24">{</text:p>
      <text:p text:style-name="P24"><text:tab/>double sum;</text:p>
      <text:p text:style-name="P24"><text:tab/>double max;</text:p>
      <text:p text:style-name="P24"><text:tab/>double min;</text:p>
      <text:p text:style-name="P24">}mms;</text:p>
      <text:p text:style-name="P24"/>
      <text:p text:style-name="P24">void printMMS (char* name, mms vals)</text:p>
      <text:p text:style-name="P24">{</text:p>
      <text:p text:style-name="P24"><text:tab/>printf("\n%s: min: %lf, max: %lf, sum: %lf", name, vals.min, vals.max, vals.sum);</text:p>
      <text:p text:style-name="P24">}</text:p>
      <text:p text:style-name="P24"/>
      <text:p text:style-name="P24">/*</text:p>
      <text:p text:style-name="P24">ONE-TO-ALL BROADCAST COMMUNICATION ROUTINE</text:p>
      <text:p text:style-name="P24"><text:soft-page-break/>Routine to send from the root MPI process (0) to all other</text:p>
      <text:p text:style-name="P24">MPI processes in the system the data whose size given by the</text:p>
      <text:p text:style-name="P24">'num_size' parameter. </text:p>
      <text:p text:style-name="P24">*/</text:p>
      <text:p text:style-name="P24">int send_all_int(int num_size,int rank,int numtasks)</text:p>
      <text:p text:style-name="P24">{</text:p>
      <text:p text:style-name="P24"><text:s text:c="3"/>int mpitask,i,rec_num,type;</text:p>
      <text:p text:style-name="P24"><text:s text:c="3"/>MPI_Status status;</text:p>
      <text:p text:style-name="P24"/>
      <text:p text:style-name="P24"><text:s text:c="3"/>type = 123;</text:p>
      <text:p text:style-name="P24"/>
      <text:p text:style-name="P24"><text:s text:c="3"/>/* for root process, rec_num will simply be set to the input */</text:p>
      <text:p text:style-name="P24"><text:s text:c="3"/>/* argument. <text:s/>It will be overwritten if this is not the <text:s text:c="5"/>*/</text:p>
      <text:p text:style-name="P24"><text:s text:c="3"/>/* root process <text:s text:c="45"/>*/</text:p>
      <text:p text:style-name="P24"><text:s text:c="3"/>rec_num=num_size;</text:p>
      <text:p text:style-name="P24"/>
      <text:p text:style-name="P24"><text:s text:c="3"/>if (rank==0) {</text:p>
      <text:p text:style-name="P24"><text:s text:c="6"/>for(mpitask=1;mpitask&lt;numtasks;mpitask++) {</text:p>
      <text:p text:style-name="P24"><text:s text:c="9"/>MPI_Send(&amp;num_size,1,MPI_INT, </text:p>
      <text:p text:style-name="P24"><text:s text:c="15"/>mpitask,type,MPI_COMM_WORLD);</text:p>
      <text:p text:style-name="P24"><text:s text:c="6"/>}</text:p>
      <text:p text:style-name="P24"><text:s text:c="3"/>}</text:p>
      <text:p text:style-name="P24"><text:s text:c="3"/>/* if not root process wait to receive number of numbers */</text:p>
      <text:p text:style-name="P24"><text:s text:c="3"/>else {</text:p>
      <text:p text:style-name="P24"><text:s text:c="6"/>MPI_Recv(&amp;rec_num,1,MPI_INT,</text:p>
      <text:p text:style-name="P24"><text:s text:c="15"/>0,type, MPI_COMM_WORLD,&amp;status);</text:p>
      <text:p text:style-name="P24"><text:s text:c="3"/>}</text:p>
      <text:p text:style-name="P24"/>
      <text:p text:style-name="P24"><text:s text:c="3"/>return rec_num;</text:p>
      <text:p text:style-name="P24">}</text:p>
      <text:p text:style-name="P24"/>
      <text:p text:style-name="P24">/*</text:p>
      <text:p text:style-name="P24">Routine to retrieve the data size of the numbers array from the </text:p>
      <text:p text:style-name="P24">command line or get this number by prompting the user for the </text:p>
      <text:p text:style-name="P24">information. <text:s/>Note: command line values are sent to ALL MPI processes</text:p>
      <text:p text:style-name="P24">by the MPI environment.</text:p>
      <text:p text:style-name="P24">*/</text:p>
      <text:p text:style-name="P24">int get_data_size(int argc,char *argv[],int rank,int numtasks)</text:p>
      <text:p text:style-name="P24">{</text:p>
      <text:p text:style-name="P24"><text:s text:c="3"/>string input = "";</text:p>
      <text:p text:style-name="P24"><text:s text:c="3"/>int size;</text:p>
      <text:p text:style-name="P24"/>
      <text:p text:style-name="P24"><text:s text:c="3"/>// ERROR if too many command line arguments</text:p>
      <text:p text:style-name="P24"><text:s text:c="3"/>if(argc &gt; 2) {</text:p>
      <text:p text:style-name="P24"><text:s text:c="6"/>if (rank==0)</text:p>
      <text:p text:style-name="P24"><text:s text:c="9"/>cout &lt;&lt; "usage: <text:s/>mpirun -np [num MPI tasks] add_num_MPI [data size]" &lt;&lt; endl;</text:p>
      <text:p text:style-name="P24"><text:s text:c="6"/>MPI_Finalize(); // Terminate MPI</text:p>
      <text:p text:style-name="P24"><text:s text:c="6"/>exit(1); // Exit Program </text:p>
      <text:p text:style-name="P24"><text:s text:c="3"/>}</text:p>
      <text:p text:style-name="P24"><text:s text:c="3"/>// One Command Line Argument Case:</text:p>
      <text:p text:style-name="P24"><text:s text:c="3"/>// case where user did not enter number of numbers on command line</text:p>
      <text:p text:style-name="P24"><text:s text:c="3"/>// In this case, only one of the MPI processes needs to communicate</text:p>
      <text:p text:style-name="P24"><text:s text:c="3"/>// directly with the user. Since there will always be a MPI process</text:p>
      <text:p text:style-name="P24"><text:s text:c="3"/>// with rank 0 this is the one that will perform the communication.</text:p>
      <text:p text:style-name="P24"><text:s text:c="3"/>if (argc==1) {</text:p>
      <text:p text:style-name="P24"><text:s text:c="6"/>if (rank==0) {</text:p>
      <text:p text:style-name="P24"><text:s text:c="9"/>while (1) {</text:p>
      <text:p text:style-name="P24"><text:s text:c="12"/>cout &lt;&lt; "Enter the number of numbers to be added:" &lt;&lt; endl;</text:p>
      <text:p text:style-name="P24"><text:s text:c="12"/>getline(cin, input);</text:p>
      <text:p text:style-name="P24"><text:s text:c="12"/>stringstream myStream(input);</text:p>
      <text:p text:style-name="P24"><text:s text:c="12"/>if (myStream &gt;&gt; size) break;</text:p>
      <text:p text:style-name="P24"><text:s text:c="12"/>cout &lt;&lt; "Invalid Input" &lt;&lt; endl &lt;&lt; endl;</text:p>
      <text:p text:style-name="P24"><text:s text:c="9"/>}</text:p>
      <text:p text:style-name="P24"><text:s text:c="6"/>} <text:s text:c="4"/></text:p>
      <text:p text:style-name="P24"><text:s text:c="6"/>// since only the root MPI process is communicating with the</text:p>
      <text:p text:style-name="P24"><text:s text:c="6"/>// user, the root process must send its value to all of the</text:p>
      <text:p text:style-name="P24"><text:soft-page-break/><text:s text:c="6"/>// other MPI process. It can do this with the send_all_int()</text:p>
      <text:p text:style-name="P24"><text:s text:c="6"/>// broadcast routine.</text:p>
      <text:p text:style-name="P24"><text:s text:c="6"/>size = send_all_int(size,rank,numtasks);</text:p>
      <text:p text:style-name="P24"><text:s text:c="3"/>}</text:p>
      <text:p text:style-name="P24"><text:s text:c="3"/>// Two Command Line Argument case:</text:p>
      <text:p text:style-name="P24"><text:s text:c="3"/>// user supplied the number of numbers on the command line.</text:p>
      <text:p text:style-name="P24"><text:s text:c="3"/>// Each MPI process can retrieve it from there. No need to</text:p>
      <text:p text:style-name="P24"><text:s text:c="3"/>// broadcast it to the other process because each have it at</text:p>
      <text:p text:style-name="P24"><text:s text:c="3"/>// run time.</text:p>
      <text:p text:style-name="P24"><text:s text:c="3"/>else {</text:p>
      <text:p text:style-name="P24"><text:s text:c="6"/>size = atoi(argv[1]);</text:p>
      <text:p text:style-name="P24"><text:s text:c="3"/>}</text:p>
      <text:p text:style-name="P24"><text:s text:c="3"/>return size;</text:p>
      <text:p text:style-name="P24">}</text:p>
      <text:p text:style-name="P24"/>
      <text:p text:style-name="P24">/*</text:p>
      <text:p text:style-name="P24">Routine that fills the number matrix with Random Data with values</text:p>
      <text:p text:style-name="P24">between MIN_VALUE and MAX_VALUE</text:p>
      <text:p text:style-name="P24">This simulates in some way what might happen if there was a </text:p>
      <text:p text:style-name="P24">single sequential data acquisition source such as a single file</text:p>
      <text:p text:style-name="P24">*/</text:p>
      <text:p text:style-name="P24">void fill_matrix(double *numbers,int data_size)</text:p>
      <text:p text:style-name="P24">{</text:p>
      <text:p text:style-name="P24"><text:s text:c="3"/>int i;</text:p>
      <text:p text:style-name="P24"><text:s text:c="3"/>srand48(SEED);</text:p>
      <text:p text:style-name="P24"><text:s text:c="3"/>for(i=0;i&lt;data_size;i++) {</text:p>
      <text:p text:style-name="P24"><text:s text:c="6"/>numbers[i]=drand48()*(MAX_VALUE-MIN_VALUE) + MIN_VALUE;</text:p>
      <text:p text:style-name="P24"><text:s text:c="6"/>//to verify may want to initialize the numbers array with a pattern</text:p>
      <text:p text:style-name="P24"><text:s text:c="6"/>//that has a known answer such as the sum of numbers from 0 to N-1</text:p>
      <text:p text:style-name="P24"><text:s text:c="6"/>// The result of that summation is (N+1)*N/2!!</text:p>
      <text:p text:style-name="P24"><text:s text:c="6"/>//numbers[i]=i+10; // to do so uncomment this line</text:p>
      <text:p text:style-name="P24"><text:s text:c="3"/>}</text:p>
      <text:p text:style-name="P24">}</text:p>
      <text:p text:style-name="P24"/>
      <text:p text:style-name="P24">/*</text:p>
      <text:p text:style-name="P24">Routine that outputs the numbers matrix to the screen </text:p>
      <text:p text:style-name="P24">*/</text:p>
      <text:p text:style-name="P24">void print_matrix(double *numbers,int data_size)</text:p>
      <text:p text:style-name="P24">{</text:p>
      <text:p text:style-name="P24"><text:s text:c="3"/>int i;</text:p>
      <text:p text:style-name="P24"><text:s text:c="3"/>for(i=0;i&lt;data_size;i++) {</text:p>
      <text:p text:style-name="P24"><text:s text:c="6"/>cout &lt;&lt; numbers[i] &lt;&lt; endl;</text:p>
      <text:p text:style-name="P24"><text:s text:c="3"/>}</text:p>
      <text:p text:style-name="P24">}</text:p>
      <text:p text:style-name="P24"/>
      <text:p text:style-name="P24"/>
      <text:p text:style-name="P24">/* ONE-TO-ALL SCATTER ROUTINE</text:p>
      <text:p text:style-name="P24">Routine to divide and scatter the number data array that resides on the</text:p>
      <text:p text:style-name="P24">root MPI process (0) to all other MPI processes in the system.</text:p>
      <text:p text:style-name="P24">The number data size is given by the'num_size' parameter its source </text:p>
      <text:p text:style-name="P24">address is given by the '*numbers' parameter, and the destination</text:p>
      <text:p text:style-name="P24">group data associated with the current process is given by the</text:p>
      <text:p text:style-name="P24">'*group' parameter. <text:s/>*/</text:p>
      <text:p text:style-name="P24">void scatter(int num_size,double *numbers,double *group,int rank,int numtasks)</text:p>
      <text:p text:style-name="P24">{</text:p>
      <text:p text:style-name="P24"><text:s text:c="3"/>MPI_Status status;</text:p>
      <text:p text:style-name="P24"><text:s text:c="3"/>int i,mpitask,type,group_size,next_group,begin_element;</text:p>
      <text:p text:style-name="P24"><text:s text:c="3"/>type = 234;</text:p>
      <text:p text:style-name="P24"><text:s text:c="3"/></text:p>
      <text:p text:style-name="P24"><text:s text:c="3"/>/* determine group size */</text:p>
      <text:p text:style-name="P24"><text:s text:c="3"/>group_size = num_size/numtasks;</text:p>
      <text:p text:style-name="P24"/>
      <text:p text:style-name="P24"><text:s text:c="3"/>/* set up initial beginning element to be start of numbers array */ <text:s text:c="2"/></text:p>
      <text:p text:style-name="P24"><text:s text:c="3"/>begin_element = group_size;</text:p>
      <text:p text:style-name="P24"><text:s text:c="6"/></text:p>
      <text:p text:style-name="P24"><text:s text:c="3"/>/* if root process send group data to all processes */ </text:p>
      <text:p text:style-name="P24"><text:s text:c="3"/>if (rank==0) {</text:p>
      <text:p text:style-name="P24"><text:soft-page-break/><text:s text:c="6"/>// in MPI process 0 case just copy portion of data over to the group array</text:p>
      <text:p text:style-name="P24"><text:s text:c="6"/>for (i=0;i&lt;group_size;i++) group[i]=numbers[i];</text:p>
      <text:p text:style-name="P24"><text:s text:c="6"/>/* in other cases perform interprocess communication */</text:p>
      <text:p text:style-name="P24"><text:s text:c="6"/>for(mpitask=1;mpitask&lt;numtasks;mpitask++) {</text:p>
      <text:p text:style-name="P24"><text:s text:c="9"/>/* send group portion of numbers array to other tasks */</text:p>
      <text:p text:style-name="P24"><text:s text:c="9"/>MPI_Send(&amp;numbers[begin_element],group_size,MPI_DOUBLE, </text:p>
      <text:p text:style-name="P24"><text:s text:c="15"/>mpitask,type,MPI_COMM_WORLD);</text:p>
      <text:p text:style-name="P24"><text:s text:c="9"/>begin_element += group_size;</text:p>
      <text:p text:style-name="P24"><text:s text:c="6"/>}</text:p>
      <text:p text:style-name="P24"><text:s text:c="3"/>}</text:p>
      <text:p text:style-name="P24"><text:s text:c="3"/>/* if a non root process just receive the data */</text:p>
      <text:p text:style-name="P24"><text:s text:c="3"/>else {</text:p>
      <text:p text:style-name="P24"><text:s text:c="6"/>MPI_Recv(group,group_size,MPI_DOUBLE,</text:p>
      <text:p text:style-name="P24"><text:s text:c="15"/>0,type, MPI_COMM_WORLD,&amp;status); <text:s/></text:p>
      <text:p text:style-name="P24"><text:s text:c="3"/>}</text:p>
      <text:p text:style-name="P24">}</text:p>
      <text:p text:style-name="P24">/*</text:p>
      <text:p text:style-name="P24">ALL-TO-ONE Reduce ROUTINE</text:p>
      <text:p text:style-name="P24">Routine to accumulate the result of the local summation associated</text:p>
      <text:p text:style-name="P24">with each MPI process. This routine takes these partial sums and </text:p>
      <text:p text:style-name="P24">produces a global sum on the root MPI process (0)</text:p>
      <text:p text:style-name="P24">Input arguments to routine include variable name of local partial</text:p>
      <text:p text:style-name="P24">sum of each MPI process. The function returns to MPI root process 0,</text:p>
      <text:p text:style-name="P24">the global sum (summation of all partial sums).</text:p>
      <text:p text:style-name="P24">*/</text:p>
      <text:p text:style-name="P24">//double reduce(double partial_sum,int rank,int numtasks)</text:p>
      <text:p text:style-name="P24">mms reduce(mms partial_vals, int rank, int numtasks)</text:p>
      <text:p text:style-name="P24">{</text:p>
      <text:p text:style-name="P24"><text:tab/>int i, mpitask;</text:p>
      <text:p text:style-name="P24"><text:tab/>mms vals, p_vals;</text:p>
      <text:p text:style-name="P24"><text:tab/>int type;</text:p>
      <text:p text:style-name="P24"><text:tab/>MPI_Status status;</text:p>
      <text:p text:style-name="P24"><text:tab/></text:p>
      <text:p text:style-name="P24"><text:tab/>vals.max = MIN_VALUE;</text:p>
      <text:p text:style-name="P24"><text:tab/>vals.min = MAX_VALUE;</text:p>
      <text:p text:style-name="P24"><text:tab/></text:p>
      <text:p text:style-name="P24"><text:tab/>type = 123;</text:p>
      <text:p text:style-name="P24"><text:tab/>vals.sum = partial_vals.sum;</text:p>
      <text:p text:style-name="P24"><text:tab/>if (partial_vals.min &lt; vals.min)</text:p>
      <text:p text:style-name="P24"><text:tab/>{</text:p>
      <text:p text:style-name="P24"><text:tab/><text:tab/>vals.min = partial_vals.min;</text:p>
      <text:p text:style-name="P24"><text:tab/>}</text:p>
      <text:p text:style-name="P24"><text:tab/>if (partial_vals.max &gt; vals.max)</text:p>
      <text:p text:style-name="P24"><text:tab/>{</text:p>
      <text:p text:style-name="P24"><text:tab/><text:tab/>vals.max = partial_vals.max;</text:p>
      <text:p text:style-name="P24"><text:tab/>}</text:p>
      <text:p text:style-name="P24"><text:tab/>// if MPI process 0 sum up results from the other p-1 processes</text:p>
      <text:p text:style-name="P24"><text:tab/>if (rank==0) {</text:p>
      <text:p text:style-name="P24"><text:tab/><text:tab/>for(mpitask=1;mpitask&lt;numtasks;mpitask++)</text:p>
      <text:p text:style-name="P24"><text:tab/><text:tab/>{</text:p>
      <text:p text:style-name="P24"><text:tab/><text:tab/><text:tab/>MPI_Recv(&amp;p_vals,3,MPI_DOUBLE,</text:p>
      <text:p text:style-name="P24"><text:tab/><text:tab/><text:tab/>mpitask,type,MPI_COMM_WORLD,&amp;status);</text:p>
      <text:p text:style-name="P24"><text:tab/><text:tab/><text:tab/>//printMMS("p_vals", p_vals);</text:p>
      <text:p text:style-name="P24"><text:tab/><text:tab/><text:tab/>vals.sum += p_vals.sum;</text:p>
      <text:p text:style-name="P24"><text:tab/><text:tab/><text:tab/>if (p_vals.min &lt; vals.min)</text:p>
      <text:p text:style-name="P24"><text:tab/><text:tab/><text:tab/>{</text:p>
      <text:p text:style-name="P24"><text:tab/><text:tab/><text:tab/><text:tab/>vals.min = p_vals.min;</text:p>
      <text:p text:style-name="P24"><text:tab/><text:tab/><text:tab/>}</text:p>
      <text:p text:style-name="P24"><text:tab/><text:tab/><text:tab/>if (p_vals.max &gt; vals.max)</text:p>
      <text:p text:style-name="P24"><text:tab/><text:tab/><text:tab/>{</text:p>
      <text:p text:style-name="P24"><text:tab/><text:tab/><text:tab/><text:tab/>vals.max = p_vals.max;</text:p>
      <text:p text:style-name="P24"><text:tab/><text:tab/><text:tab/>}</text:p>
      <text:p text:style-name="P24"><text:tab/><text:tab/><text:tab/>//printMMS("vals", vals);</text:p>
      <text:p text:style-name="P24"><text:tab/><text:tab/>}</text:p>
      <text:p text:style-name="P24"><text:tab/>}</text:p>
      <text:p text:style-name="P24"><text:tab/>// if not root MPI process 0 then send partial sum to process 0</text:p>
      <text:p text:style-name="P24"><text:tab/>else </text:p>
      <text:p text:style-name="P24"><text:soft-page-break/><text:tab/>{</text:p>
      <text:p text:style-name="P24"><text:tab/><text:tab/>MPI_Send(&amp;partial_vals,3, MPI_DOUBLE, </text:p>
      <text:p text:style-name="P24"><text:tab/><text:tab/> 0, type, MPI_COMM_WORLD);</text:p>
      <text:p text:style-name="P24"><text:tab/>}</text:p>
      <text:p text:style-name="P24"><text:tab/>return vals;</text:p>
      <text:p text:style-name="P24">}</text:p>
      <text:p text:style-name="P24"/>
      <text:p text:style-name="P24">/*</text:p>
      <text:p text:style-name="P24">MAIN ROUTINE: summation of numbers in a list</text:p>
      <text:p text:style-name="P24">*/</text:p>
      <text:p text:style-name="P24"/>
      <text:p text:style-name="P24">int main( int argc, char *argv[])</text:p>
      <text:p text:style-name="P24">{</text:p>
      <text:p text:style-name="P24"><text:tab/>double *numbers,*group;</text:p>
      <text:p text:style-name="P24"/>
      <text:p text:style-name="P24"><text:tab/>int data_size,group_size,num_group,i;</text:p>
      <text:p text:style-name="P24"><text:tab/>int numtasks,rank,num;</text:p>
      <text:p text:style-name="P24"><text:tab/>MPI_Status status;</text:p>
      <text:p text:style-name="P24"><text:tab/>mms vals;</text:p>
      <text:p text:style-name="P24"><text:tab/>mms pt_vals;</text:p>
      <text:p text:style-name="P24"><text:tab/>double sum, pt_sum;</text:p>
      <text:p text:style-name="P24"><text:tab/>double max;</text:p>
      <text:p text:style-name="P24"><text:tab/>double min;</text:p>
      <text:p text:style-name="P24"><text:tab/></text:p>
      <text:p text:style-name="P24"><text:tab/>pt_vals.max = MIN_VALUE;</text:p>
      <text:p text:style-name="P24"><text:tab/>pt_vals.min = MAX_VALUE;</text:p>
      <text:p text:style-name="P24"><text:tab/>pt_vals.sum =0; // clear out partial sum</text:p>
      <text:p text:style-name="P24"><text:tab/></text:p>
      <text:p text:style-name="P24"/>
      <text:p text:style-name="P24"><text:s text:c="3"/>MPI_Init(&amp;argc,&amp;argv); // initalize MPI environment</text:p>
      <text:p text:style-name="P24"><text:s text:c="3"/>MPI_Comm_size(MPI_COMM_WORLD,&amp;numtasks); // get total number of MPI processes</text:p>
      <text:p text:style-name="P24"><text:s text:c="3"/>MPI_Comm_rank(MPI_COMM_WORLD,&amp;rank); // get unique task id number </text:p>
      <text:p text:style-name="P24"/>
      <text:p text:style-name="P24"><text:s text:c="3"/>//get data size from command line or prompt</text:p>
      <text:p text:style-name="P24"><text:s text:c="3"/>//the user for input</text:p>
      <text:p text:style-name="P24"><text:s text:c="3"/>data_size=get_data_size(argc,argv,rank,numtasks);</text:p>
      <text:p text:style-name="P24"/>
      <text:p text:style-name="P24"><text:s text:c="3"/>// dynamically allocate from heap the numbers and group arrays</text:p>
      <text:p text:style-name="P24"><text:s text:c="3"/>numbers = new (nothrow) double[data_size];</text:p>
      <text:p text:style-name="P24"><text:s text:c="3"/>group = new (nothrow) double[data_size/numtasks+1];</text:p>
      <text:p text:style-name="P24"><text:s text:c="3"/>if (numbers==0 || group==0) { // check for null pointers</text:p>
      <text:p text:style-name="P24"><text:s text:c="6"/>cout &lt;&lt; "Memory Allocation Error" &lt;&lt; endl;</text:p>
      <text:p text:style-name="P24"><text:s text:c="6"/>MPI_Finalize(); // Exit MPI</text:p>
      <text:p text:style-name="P24"><text:s text:c="6"/>exit(1); // exit the program</text:p>
      <text:p text:style-name="P24"><text:s text:c="3"/>}</text:p>
      <text:p text:style-name="P24"><text:s/></text:p>
      <text:p text:style-name="P24"><text:s text:c="3"/>// <text:s/>if root MPI Process (0) then</text:p>
      <text:p text:style-name="P24"><text:s text:c="3"/>if(rank==0) {</text:p>
      <text:p text:style-name="P24"><text:s text:c="6"/>// initialize numbers matrix with random data</text:p>
      <text:p text:style-name="P24"><text:s text:c="6"/>fill_matrix(numbers,data_size);</text:p>
      <text:p text:style-name="P24"/>
      <text:p text:style-name="P24"><text:s text:c="6"/>// and print the numbers matrix</text:p>
      <text:p text:style-name="P24"><text:s text:c="6"/>cout &lt;&lt; "numbers matrix =" &lt;&lt; endl; </text:p>
      <text:p text:style-name="P24"><text:s text:c="6"/>print_matrix(numbers,data_size);</text:p>
      <text:p text:style-name="P24"><text:s text:c="6"/>cout &lt;&lt; endl;</text:p>
      <text:p text:style-name="P24"><text:s text:c="3"/>}</text:p>
      <text:p text:style-name="P24"><text:s text:c="3"/>// scatter the numbers matrix to all processing elements in</text:p>
      <text:p text:style-name="P24"><text:s text:c="3"/>// the system</text:p>
      <text:p text:style-name="P24"><text:s text:c="3"/>scatter(data_size,numbers,group,rank,numtasks);</text:p>
      <text:p text:style-name="P24"/>
      <text:p text:style-name="P24"><text:s text:c="3"/>// sum up elements in the group associated with the</text:p>
      <text:p text:style-name="P24"><text:s text:c="3"/>// current process</text:p>
      <text:p text:style-name="P24"><text:s text:c="3"/>num_group = data_size/numtasks; // determine local list size </text:p>
      <text:p text:style-name="P24"><text:s text:c="35"/>// group</text:p>
      <text:p text:style-name="P24"><text:s text:c="3"/></text:p>
      <text:p text:style-name="P24"><text:s text:c="3"/>for (i=0;i&lt;num_group;i++)</text:p>
      <text:p text:style-name="P24"><text:s text:c="3"/>{</text:p>
      <text:p text:style-name="P24"><text:soft-page-break/><text:tab/> <text:s text:c="2"/>/*printf("\nrank: %d", rank);</text:p>
      <text:p text:style-name="P24"><text:tab/> <text:s text:c="2"/>printMMS("pt_vals", pt_vals);</text:p>
      <text:p text:style-name="P24"><text:tab/> <text:s text:c="2"/>printf(" group: %lf", group[i]);</text:p>
      <text:p text:style-name="P24"><text:tab/> <text:s text:c="2"/>fflush(stdout);*/</text:p>
      <text:p text:style-name="P24"><text:tab/> <text:s text:c="3"/>pt_vals.sum += group[i];</text:p>
      <text:p text:style-name="P24"><text:tab/> <text:s text:c="3"/>if (group[i] &gt; pt_vals.max)</text:p>
      <text:p text:style-name="P24"><text:tab/> <text:s text:c="3"/>{</text:p>
      <text:p text:style-name="P24"><text:tab/><text:tab/><text:tab/>pt_vals.max = group[i];</text:p>
      <text:p text:style-name="P24"><text:tab/><text:tab/>}</text:p>
      <text:p text:style-name="P24"><text:tab/><text:tab/>if (group[i] &lt; pt_vals.min)</text:p>
      <text:p text:style-name="P24"><text:tab/><text:tab/>{</text:p>
      <text:p text:style-name="P24"><text:tab/><text:tab/><text:tab/>pt_vals.min = group[i];</text:p>
      <text:p text:style-name="P24"><text:tab/><text:tab/>}</text:p>
      <text:p text:style-name="P24"><text:s text:c="3"/>}</text:p>
      <text:p text:style-name="P24"/>
      <text:p text:style-name="P24"><text:s text:c="3"/>// obtain final sum by summing up partial sums from other MPI tasks/</text:p>
      <text:p text:style-name="P24"><text:s text:c="3"/>vals=reduce(pt_vals,rank,numtasks);</text:p>
      <text:p text:style-name="P24"/>
      <text:p text:style-name="P24"><text:tab/>// output sum from root MPI process</text:p>
      <text:p text:style-name="P24"><text:tab/>if (rank==0) </text:p>
      <text:p text:style-name="P24"><text:tab/>{</text:p>
      <text:p text:style-name="P24"><text:tab/><text:tab/>cout &lt;&lt; endl &lt;&lt; "Sum of numbers is " &lt;&lt; setprecision(8) &lt;&lt; vals.sum;</text:p>
      <text:p text:style-name="P24"><text:tab/><text:tab/>cout &lt;&lt; endl &lt;&lt; "Max of numbers is " &lt;&lt; setprecision(8) &lt;&lt; vals.max;</text:p>
      <text:p text:style-name="P24"><text:tab/><text:tab/>cout &lt;&lt; endl &lt;&lt; "Min of numbers is " &lt;&lt; setprecision(8) &lt;&lt; vals.min &lt;&lt; endl;</text:p>
      <text:p text:style-name="P24"><text:tab/>}</text:p>
      <text:p text:style-name="P24"/>
      <text:p text:style-name="P24"><text:s text:c="3"/>// reclaim dynamiclly allocated memory</text:p>
      <text:p text:style-name="P24"><text:s text:c="3"/>delete numbers; delete group;</text:p>
      <text:p text:style-name="P24"/>
      <text:p text:style-name="P24"><text:s text:c="3"/>// Terminate MPI Program -- perform necessary MPI housekeeping</text:p>
      <text:p text:style-name="P24"><text:s text:c="3"/>// clear out all buffers, remove handlers, etc.</text:p>
      <text:p text:style-name="P24"><text:s text:c="3"/>MPI_Finalize();</text:p>
      <text:p text:style-name="P27">}</text:p>
      <text:p text:style-name="P18"/>
      <text:p text:style-name="P31">Source code rev2</text:p>
      <text:p text:style-name="P25">/***************************************************************/</text:p>
      <text:p text:style-name="P25">/* Summation of a Sequence of Numbers Program -- MPI version <text:s text:c="2"/>*/</text:p>
      <text:p text:style-name="P25">/* July 2015 -- B. Earl Wells -- University of Alabama <text:s text:c="8"/>*/</text:p>
      <text:p text:style-name="P25">/* <text:s text:c="35"/>in Huntsville <text:s text:c="11"/>*/</text:p>
      <text:p text:style-name="P25">/***************************************************************/</text:p>
      <text:p text:style-name="P25">/*</text:p>
      <text:p text:style-name="P25"><text:s/>* add_num_MPI_rev2 - CPE412 - HW2</text:p>
      <text:p text:style-name="P25"><text:s/>* </text:p>
      <text:p text:style-name="P25">This program illustrates the basic concepts of SPMD programming using </text:p>
      <text:p text:style-name="P25">MPI. <text:s/>The program represents a common example that is used throughout </text:p>
      <text:p text:style-name="P25">the CPE 412/512 text, the distributed addition of a sequence of numbers.</text:p>
      <text:p text:style-name="P25">The program is written in such a way that it is assumed that the</text:p>
      <text:p text:style-name="P25">sequence of numbers is first read from a central source (such as</text:p>
      <text:p text:style-name="P25">a data file) by a single MPI process and then partitioned into equal</text:p>
      <text:p text:style-name="P25">groups with each part being distributed (scattered) to the other</text:p>
      <text:p text:style-name="P25">MPI processes in the system. After which each process computes its own </text:p>
      <text:p text:style-name="P25">partial sum and send this value to the root process which then</text:p>
      <text:p text:style-name="P25">adds the partial sums together (reduce operation) and then</text:p>
      <text:p text:style-name="P25">outputs this sum to the screen.</text:p>
      <text:p text:style-name="P25"/>
      <text:p text:style-name="P25">The following is a simplified version of the program which you will</text:p>
      <text:p text:style-name="P25">be asked to augment in a number of ways in future homework </text:p>
      <text:p text:style-name="P25">assignments. Use the altix.asc.edu system for these assignments. </text:p>
      <text:p text:style-name="P25"/>
      <text:p text:style-name="P25">To compile type:</text:p>
      <text:p text:style-name="P25"/>
      <text:p text:style-name="P25"><text:s text:c="3"/>mpic++ add_num_MPI.cpp -o add_num_MPI</text:p>
      <text:p text:style-name="P25"/>
      <text:p text:style-name="P25">To execute:</text:p>
      <text:p text:style-name="P25"><text:s text:c="3"/>mpirun -np [num MPI process] add_num_MPI [num of numbers] </text:p>
      <text:p text:style-name="P25"/>
      <text:p text:style-name="P25">Notes: This implementation utilizes a minimum set of MPI function</text:p>
      <text:p text:style-name="P25"><text:s text:c="7"/>call that include MPI_Init, MPI_Finalize, MPI_Comm_size,</text:p>
      <text:p text:style-name="P25"><text:s text:c="7"/>MPI_Comm_rank, MPI_Send, and MPI_Recv.</text:p>
      <text:p text:style-name="P25">*/ <text:s/></text:p>
      <text:p text:style-name="P25"/>
      <text:p text:style-name="P25">using namespace std;</text:p>
      <text:p text:style-name="P25">#include &lt;iostream&gt;</text:p>
      <text:p text:style-name="P25">#include &lt;iomanip&gt;</text:p>
      <text:p text:style-name="P25">#include &lt;sstream&gt;</text:p>
      <text:p text:style-name="P25">#include &lt;stdlib.h&gt;</text:p>
      <text:p text:style-name="P25">#include &lt;mpi.h&gt; /* MPI Prototype Header Files */</text:p>
      <text:p text:style-name="P25"/>
      <text:p text:style-name="P25">#define SEED 2397 <text:s text:c="10"/>/* random number seed */</text:p>
      <text:p text:style-name="P25">#define MAX_VALUE <text:s/>100.0 <text:s text:c="3"/>/* maximum value of any number in list */</text:p>
      <text:p text:style-name="P25">#define MIN_VALUE <text:s/>0.0 <text:s text:c="5"/>/* minimum value of any number in list */</text:p>
      <text:p text:style-name="P25"/>
      <text:p text:style-name="P25">/**</text:p>
      <text:p text:style-name="P25"><text:s/>* mms struct</text:p>
      <text:p text:style-name="P25"><text:s/>* Min, Max, Sum</text:p>
      <text:p text:style-name="P25"><text:s/>*/</text:p>
      <text:p text:style-name="P25">typedef struct mms</text:p>
      <text:p text:style-name="P25">{</text:p>
      <text:p text:style-name="P25"><text:tab/>double sum;</text:p>
      <text:p text:style-name="P25"><text:tab/>double max;</text:p>
      <text:p text:style-name="P25"><text:tab/>double min;</text:p>
      <text:p text:style-name="P25">}mms;</text:p>
      <text:p text:style-name="P25"/>
      <text:p text:style-name="P25">void printMMS (char* name, mms vals)</text:p>
      <text:p text:style-name="P25">{</text:p>
      <text:p text:style-name="P25"><text:tab/>printf("\n%s: min: %lf, max: %lf, sum: %lf", name, vals.min, vals.max, vals.sum);</text:p>
      <text:p text:style-name="P25">}</text:p>
      <text:p text:style-name="P25"/>
      <text:p text:style-name="P25">/*</text:p>
      <text:p text:style-name="P25">ONE-TO-ALL BROADCAST COMMUNICATION ROUTINE</text:p>
      <text:p text:style-name="P25"><text:soft-page-break/>Routine to send from the root MPI process (0) to all other</text:p>
      <text:p text:style-name="P25">MPI processes in the system the data whose size given by the</text:p>
      <text:p text:style-name="P25">'num_size' parameter. </text:p>
      <text:p text:style-name="P25">*/</text:p>
      <text:p text:style-name="P25">int send_all_int(int num_size,int rank,int numtasks)</text:p>
      <text:p text:style-name="P25">{</text:p>
      <text:p text:style-name="P25"><text:s text:c="3"/>int mpitask,i,rec_num,type;</text:p>
      <text:p text:style-name="P25"><text:s text:c="3"/>MPI_Status status;</text:p>
      <text:p text:style-name="P25"/>
      <text:p text:style-name="P25"><text:s text:c="3"/>type = 123;</text:p>
      <text:p text:style-name="P25"/>
      <text:p text:style-name="P25"><text:s text:c="3"/>/* for root process, rec_num will simply be set to the input */</text:p>
      <text:p text:style-name="P25"><text:s text:c="3"/>/* argument. <text:s/>It will be overwritten if this is not the <text:s text:c="5"/>*/</text:p>
      <text:p text:style-name="P25"><text:s text:c="3"/>/* root process <text:s text:c="45"/>*/</text:p>
      <text:p text:style-name="P25"><text:s text:c="3"/>rec_num=num_size;</text:p>
      <text:p text:style-name="P25"/>
      <text:p text:style-name="P25"><text:s text:c="3"/>if (rank==0) {</text:p>
      <text:p text:style-name="P25"><text:s text:c="6"/>for(mpitask=1;mpitask&lt;numtasks;mpitask++) {</text:p>
      <text:p text:style-name="P25"><text:s text:c="9"/>MPI_Send(&amp;num_size,1,MPI_INT, </text:p>
      <text:p text:style-name="P25"><text:s text:c="15"/>mpitask,type,MPI_COMM_WORLD);</text:p>
      <text:p text:style-name="P25"><text:s text:c="6"/>}</text:p>
      <text:p text:style-name="P25"><text:s text:c="3"/>}</text:p>
      <text:p text:style-name="P25"><text:s text:c="3"/>/* if not root process wait to receive number of numbers */</text:p>
      <text:p text:style-name="P25"><text:s text:c="3"/>else {</text:p>
      <text:p text:style-name="P25"><text:s text:c="6"/>MPI_Recv(&amp;rec_num,1,MPI_INT,</text:p>
      <text:p text:style-name="P25"><text:s text:c="15"/>0,type, MPI_COMM_WORLD,&amp;status);</text:p>
      <text:p text:style-name="P25"><text:s text:c="3"/>}</text:p>
      <text:p text:style-name="P25"/>
      <text:p text:style-name="P25"><text:s text:c="3"/>return rec_num;</text:p>
      <text:p text:style-name="P25">}</text:p>
      <text:p text:style-name="P25"/>
      <text:p text:style-name="P25">/*</text:p>
      <text:p text:style-name="P25">Routine to retrieve the data size of the numbers array from the </text:p>
      <text:p text:style-name="P25">command line or get this number by prompting the user for the </text:p>
      <text:p text:style-name="P25">information. <text:s/>Note: command line values are sent to ALL MPI processes</text:p>
      <text:p text:style-name="P25">by the MPI environment.</text:p>
      <text:p text:style-name="P25">*/</text:p>
      <text:p text:style-name="P25">int get_data_size(int argc,char *argv[],int rank,int numtasks)</text:p>
      <text:p text:style-name="P25">{</text:p>
      <text:p text:style-name="P25"><text:s text:c="3"/>string input = "";</text:p>
      <text:p text:style-name="P25"><text:s text:c="3"/>int size;</text:p>
      <text:p text:style-name="P25"/>
      <text:p text:style-name="P25"><text:s text:c="3"/>// ERROR if too many command line arguments</text:p>
      <text:p text:style-name="P25"><text:s text:c="3"/>if(argc &gt; 2) {</text:p>
      <text:p text:style-name="P25"><text:s text:c="6"/>if (rank==0)</text:p>
      <text:p text:style-name="P25"><text:s text:c="9"/>cout &lt;&lt; "usage: <text:s/>mpirun -np [num MPI tasks] add_num_MPI [data size]" &lt;&lt; endl;</text:p>
      <text:p text:style-name="P25"><text:s text:c="6"/>MPI_Finalize(); // Terminate MPI</text:p>
      <text:p text:style-name="P25"><text:s text:c="6"/>exit(1); // Exit Program </text:p>
      <text:p text:style-name="P25"><text:s text:c="3"/>}</text:p>
      <text:p text:style-name="P25"><text:s text:c="3"/>// One Command Line Argument Case:</text:p>
      <text:p text:style-name="P25"><text:s text:c="3"/>// case where user did not enter number of numbers on command line</text:p>
      <text:p text:style-name="P25"><text:s text:c="3"/>// In this case, only one of the MPI processes needs to communicate</text:p>
      <text:p text:style-name="P25"><text:s text:c="3"/>// directly with the user. Since there will always be a MPI process</text:p>
      <text:p text:style-name="P25"><text:s text:c="3"/>// with rank 0 this is the one that will perform the communication.</text:p>
      <text:p text:style-name="P25"><text:s text:c="3"/>if (argc==1) {</text:p>
      <text:p text:style-name="P25"><text:s text:c="6"/>if (rank==0) {</text:p>
      <text:p text:style-name="P25"><text:s text:c="9"/>while (1) {</text:p>
      <text:p text:style-name="P25"><text:s text:c="12"/>cout &lt;&lt; "Enter the number of numbers to be added:" &lt;&lt; endl;</text:p>
      <text:p text:style-name="P25"><text:s text:c="12"/>getline(cin, input);</text:p>
      <text:p text:style-name="P25"><text:s text:c="12"/>stringstream myStream(input);</text:p>
      <text:p text:style-name="P25"><text:s text:c="12"/>if (myStream &gt;&gt; size) break;</text:p>
      <text:p text:style-name="P25"><text:s text:c="12"/>cout &lt;&lt; "Invalid Input" &lt;&lt; endl &lt;&lt; endl;</text:p>
      <text:p text:style-name="P25"><text:s text:c="9"/>}</text:p>
      <text:p text:style-name="P25"><text:s text:c="6"/>} <text:s text:c="4"/></text:p>
      <text:p text:style-name="P25"><text:s text:c="6"/>// since only the root MPI process is communicating with the</text:p>
      <text:p text:style-name="P25"><text:s text:c="6"/>// user, the root process must send its value to all of the</text:p>
      <text:p text:style-name="P25"><text:soft-page-break/><text:s text:c="6"/>// other MPI process. It can do this with the send_all_int()</text:p>
      <text:p text:style-name="P25"><text:s text:c="6"/>// broadcast routine.</text:p>
      <text:p text:style-name="P25"><text:s text:c="6"/>size = send_all_int(size,rank,numtasks);</text:p>
      <text:p text:style-name="P25"><text:s text:c="3"/>}</text:p>
      <text:p text:style-name="P25"><text:s text:c="3"/>// Two Command Line Argument case:</text:p>
      <text:p text:style-name="P25"><text:s text:c="3"/>// user supplied the number of numbers on the command line.</text:p>
      <text:p text:style-name="P25"><text:s text:c="3"/>// Each MPI process can retrieve it from there. No need to</text:p>
      <text:p text:style-name="P25"><text:s text:c="3"/>// broadcast it to the other process because each have it at</text:p>
      <text:p text:style-name="P25"><text:s text:c="3"/>// run time.</text:p>
      <text:p text:style-name="P25"><text:s text:c="3"/>else {</text:p>
      <text:p text:style-name="P25"><text:s text:c="6"/>size = atoi(argv[1]);</text:p>
      <text:p text:style-name="P25"><text:s text:c="3"/>}</text:p>
      <text:p text:style-name="P25"><text:s text:c="3"/>return size;</text:p>
      <text:p text:style-name="P25">}</text:p>
      <text:p text:style-name="P25"/>
      <text:p text:style-name="P25">/*</text:p>
      <text:p text:style-name="P25">Routine that fills the number matrix with Random Data with values</text:p>
      <text:p text:style-name="P25">between MIN_VALUE and MAX_VALUE</text:p>
      <text:p text:style-name="P25">This simulates in some way what might happen if there was a </text:p>
      <text:p text:style-name="P25">single sequential data acquisition source such as a single file</text:p>
      <text:p text:style-name="P25">*/</text:p>
      <text:p text:style-name="P25">void fill_matrix(double *numbers,int data_size)</text:p>
      <text:p text:style-name="P25">{</text:p>
      <text:p text:style-name="P25"><text:s text:c="3"/>int i;</text:p>
      <text:p text:style-name="P25"><text:s text:c="3"/>srand48(SEED);</text:p>
      <text:p text:style-name="P25"><text:s text:c="3"/>for(i=0;i&lt;data_size;i++) {</text:p>
      <text:p text:style-name="P25"><text:s text:c="6"/>numbers[i]=drand48()*(MAX_VALUE-MIN_VALUE) + MIN_VALUE;</text:p>
      <text:p text:style-name="P25"><text:s text:c="6"/>//to verify may want to initialize the numbers array with a pattern</text:p>
      <text:p text:style-name="P25"><text:s text:c="6"/>//that has a known answer such as the sum of numbers from 0 to N-1</text:p>
      <text:p text:style-name="P25"><text:s text:c="6"/>// The result of that summation is (N+1)*N/2!!</text:p>
      <text:p text:style-name="P25"><text:s text:c="6"/>//numbers[i]=i; // to do so uncomment this line</text:p>
      <text:p text:style-name="P25"><text:s text:c="3"/>}</text:p>
      <text:p text:style-name="P25">}</text:p>
      <text:p text:style-name="P25"/>
      <text:p text:style-name="P25">/*</text:p>
      <text:p text:style-name="P25">Routine that outputs the numbers matrix to the screen </text:p>
      <text:p text:style-name="P25">*/</text:p>
      <text:p text:style-name="P25">void print_matrix(double *numbers,int data_size)</text:p>
      <text:p text:style-name="P25">{</text:p>
      <text:p text:style-name="P25"><text:s text:c="3"/>int i;</text:p>
      <text:p text:style-name="P25"><text:s text:c="3"/>for(i=0;i&lt;data_size;i++) {</text:p>
      <text:p text:style-name="P25"><text:s text:c="6"/>cout &lt;&lt; numbers[i] &lt;&lt; endl;</text:p>
      <text:p text:style-name="P25"><text:s text:c="3"/>}</text:p>
      <text:p text:style-name="P25">}</text:p>
      <text:p text:style-name="P25"/>
      <text:p text:style-name="P25"/>
      <text:p text:style-name="P25">/* ONE-TO-ALL SCATTER ROUTINE</text:p>
      <text:p text:style-name="P25">Routine to divide and scatter the number data array that resides on the</text:p>
      <text:p text:style-name="P25">root MPI process (0) to all other MPI processes in the system.</text:p>
      <text:p text:style-name="P25">The number data size is given by the'num_size' parameter its source </text:p>
      <text:p text:style-name="P25">address is given by the '*numbers' parameter, and the destination</text:p>
      <text:p text:style-name="P25">group data associated with the current process is given by the</text:p>
      <text:p text:style-name="P25">'*group' parameter. <text:s/>*/</text:p>
      <text:p text:style-name="P25">void scatter(int num_size,double *numbers,double *group,int rank,int numtasks)</text:p>
      <text:p text:style-name="P25">{</text:p>
      <text:p text:style-name="P25"><text:s text:c="3"/>MPI_Status status;</text:p>
      <text:p text:style-name="P25"><text:s text:c="3"/>int i,mpitask,type,group_size,next_group,begin_element;</text:p>
      <text:p text:style-name="P25"><text:s text:c="3"/>type = 234;</text:p>
      <text:p text:style-name="P25"><text:s text:c="3"/></text:p>
      <text:p text:style-name="P25"><text:s text:c="3"/>/* determine group size */</text:p>
      <text:p text:style-name="P25"><text:s text:c="3"/>group_size = num_size/numtasks;</text:p>
      <text:p text:style-name="P25"><text:s text:c="3"/>if (rank ==0) cout &lt;&lt; endl &lt;&lt; "Group size 1: " &lt;&lt; group_size;</text:p>
      <text:p text:style-name="P25"/>
      <text:p text:style-name="P25"><text:s text:c="3"/>/* set up initial beginning element to be start of numbers array */ <text:s text:c="2"/></text:p>
      <text:p text:style-name="P25"><text:s text:c="3"/>begin_element = group_size;</text:p>
      <text:p text:style-name="P25"><text:s text:c="6"/></text:p>
      <text:p text:style-name="P25"><text:s text:c="3"/>/* if root process send group data to all processes */ </text:p>
      <text:p text:style-name="P25"><text:soft-page-break/><text:s text:c="3"/>if (rank==0) {</text:p>
      <text:p text:style-name="P25"><text:s text:c="6"/>// in MPI process 0 case just copy portion of data over to the group array</text:p>
      <text:p text:style-name="P25"><text:s text:c="6"/>for (i=0;i&lt;group_size;i++) group[i]=numbers[i];</text:p>
      <text:p text:style-name="P25"><text:s text:c="6"/>/* in other cases perform interprocess communication */</text:p>
      <text:p text:style-name="P25"><text:s text:c="6"/>for(mpitask=1;mpitask&lt;(numtasks-1);mpitask++) {</text:p>
      <text:p text:style-name="P25"><text:tab/><text:tab/>/* send group portion of numbers array to other tasks */</text:p>
      <text:p text:style-name="P25"><text:tab/><text:tab/>MPI_Send(&amp;numbers[begin_element],group_size,MPI_DOUBLE, </text:p>
      <text:p text:style-name="P25"><text:tab/><text:tab/>mpitask,type,MPI_COMM_WORLD);</text:p>
      <text:p text:style-name="P25"><text:tab/><text:tab/>begin_element += group_size;</text:p>
      <text:p text:style-name="P25"><text:s text:c="6"/>}</text:p>
      <text:p text:style-name="P25"><text:tab/><text:tab/>cout &lt;&lt; endl &lt;&lt; "Last task: " &lt;&lt; mpitask;</text:p>
      <text:p text:style-name="P25"><text:tab/><text:tab/>cout &lt;&lt; endl &lt;&lt; "remainder: " &lt;&lt; (num_size%numtasks);</text:p>
      <text:p text:style-name="P25"><text:tab/><text:tab/>group_size = group_size + (num_size%numtasks);</text:p>
      <text:p text:style-name="P25"><text:tab/><text:tab/>cout &lt;&lt; endl &lt;&lt; "Group size 2: " &lt;&lt; group_size;</text:p>
      <text:p text:style-name="P25"><text:tab/><text:tab/>fflush(stdout);</text:p>
      <text:p text:style-name="P25"><text:tab/><text:tab/>MPI_Send(&amp;numbers[begin_element],group_size,MPI_DOUBLE, </text:p>
      <text:p text:style-name="P25"><text:tab/><text:tab/>mpitask,type,MPI_COMM_WORLD);</text:p>
      <text:p text:style-name="P25"><text:s text:c="3"/>}</text:p>
      <text:p text:style-name="P25"><text:s text:c="3"/>/* if a non root process just receive the data */</text:p>
      <text:p text:style-name="P25"><text:s text:c="3"/>else {</text:p>
      <text:p text:style-name="P25"><text:tab/> <text:s text:c="2"/>if (rank == (numtasks-1))</text:p>
      <text:p text:style-name="P25"><text:tab/> <text:s text:c="2"/>{</text:p>
      <text:p text:style-name="P25"><text:tab/><text:tab/> <text:s text:c="2"/>group_size += (num_size%numtasks);</text:p>
      <text:p text:style-name="P25"><text:tab/><text:tab/> <text:s text:c="2"/>MPI_Recv(group,group_size,MPI_DOUBLE,</text:p>
      <text:p text:style-name="P25"><text:s text:c="15"/>0,type, MPI_COMM_WORLD,&amp;status); </text:p>
      <text:p text:style-name="P25"><text:tab/> <text:s text:c="2"/>}</text:p>
      <text:p text:style-name="P25"><text:tab/> <text:s text:c="2"/>else</text:p>
      <text:p text:style-name="P25"><text:tab/> <text:s text:c="2"/>{</text:p>
      <text:p text:style-name="P25"><text:tab/><text:tab/> <text:s text:c="2"/>MPI_Recv(group,group_size,MPI_DOUBLE,</text:p>
      <text:p text:style-name="P25"><text:s text:c="15"/>0,type, MPI_COMM_WORLD,&amp;status); </text:p>
      <text:p text:style-name="P25"><text:tab/> <text:s text:c="2"/>}</text:p>
      <text:p text:style-name="P25"><text:s text:c="3"/>}</text:p>
      <text:p text:style-name="P25">}</text:p>
      <text:p text:style-name="P25">/*</text:p>
      <text:p text:style-name="P25">ALL-TO-ONE Reduce ROUTINE</text:p>
      <text:p text:style-name="P25">Routine to accumulate the result of the local summation associated</text:p>
      <text:p text:style-name="P25">with each MPI process. This routine takes these partial sums and </text:p>
      <text:p text:style-name="P25">produces a global sum on the root MPI process (0)</text:p>
      <text:p text:style-name="P25">Input arguments to routine include variable name of local partial</text:p>
      <text:p text:style-name="P25">sum of each MPI process. The function returns to MPI root process 0,</text:p>
      <text:p text:style-name="P25">the global sum (summation of all partial sums).</text:p>
      <text:p text:style-name="P25">*/</text:p>
      <text:p text:style-name="P25">//double reduce(double partial_sum,int rank,int numtasks)</text:p>
      <text:p text:style-name="P25">mms reduce(mms partial_vals, int rank, int numtasks)</text:p>
      <text:p text:style-name="P25">{</text:p>
      <text:p text:style-name="P25"><text:tab/>int i, mpitask;</text:p>
      <text:p text:style-name="P25"><text:tab/>mms vals, p_vals;</text:p>
      <text:p text:style-name="P25"><text:tab/>int type;</text:p>
      <text:p text:style-name="P25"><text:tab/>MPI_Status status;</text:p>
      <text:p text:style-name="P25"><text:tab/></text:p>
      <text:p text:style-name="P25"><text:tab/>vals.max = MIN_VALUE;</text:p>
      <text:p text:style-name="P25"><text:tab/>vals.min = MAX_VALUE;</text:p>
      <text:p text:style-name="P25"><text:tab/></text:p>
      <text:p text:style-name="P25"><text:tab/>type = 123;</text:p>
      <text:p text:style-name="P25"><text:tab/>vals.sum = partial_vals.sum;</text:p>
      <text:p text:style-name="P25"><text:tab/>if (partial_vals.min &lt; vals.min)</text:p>
      <text:p text:style-name="P25"><text:tab/>{</text:p>
      <text:p text:style-name="P25"><text:tab/><text:tab/>vals.min = partial_vals.min;</text:p>
      <text:p text:style-name="P25"><text:tab/>}</text:p>
      <text:p text:style-name="P25"><text:tab/>if (partial_vals.max &gt; vals.max)</text:p>
      <text:p text:style-name="P25"><text:tab/>{</text:p>
      <text:p text:style-name="P25"><text:tab/><text:tab/>vals.max = partial_vals.max;</text:p>
      <text:p text:style-name="P25"><text:tab/>}</text:p>
      <text:p text:style-name="P25"><text:tab/>// if MPI process 0 sum up results from the other p-1 processes</text:p>
      <text:p text:style-name="P25"><text:tab/>if (rank==0) {</text:p>
      <text:p text:style-name="P25"><text:tab/><text:tab/>for(mpitask=1;mpitask&lt;numtasks;mpitask++)</text:p>
      <text:p text:style-name="P25"><text:tab/><text:tab/>{</text:p>
      <text:p text:style-name="P25"><text:soft-page-break/><text:tab/><text:tab/><text:tab/>MPI_Recv(&amp;p_vals,3,MPI_DOUBLE,</text:p>
      <text:p text:style-name="P25"><text:tab/><text:tab/><text:tab/>mpitask,type,MPI_COMM_WORLD,&amp;status);</text:p>
      <text:p text:style-name="P25"><text:tab/><text:tab/><text:tab/>//printMMS("p_vals", p_vals);</text:p>
      <text:p text:style-name="P25"><text:tab/><text:tab/><text:tab/>vals.sum += p_vals.sum;</text:p>
      <text:p text:style-name="P25"><text:tab/><text:tab/><text:tab/>if (p_vals.min &lt; vals.min)</text:p>
      <text:p text:style-name="P25"><text:tab/><text:tab/><text:tab/>{</text:p>
      <text:p text:style-name="P25"><text:tab/><text:tab/><text:tab/><text:tab/>vals.min = p_vals.min;</text:p>
      <text:p text:style-name="P25"><text:tab/><text:tab/><text:tab/>}</text:p>
      <text:p text:style-name="P25"><text:tab/><text:tab/><text:tab/>if (p_vals.max &gt; vals.max)</text:p>
      <text:p text:style-name="P25"><text:tab/><text:tab/><text:tab/>{</text:p>
      <text:p text:style-name="P25"><text:tab/><text:tab/><text:tab/><text:tab/>vals.max = p_vals.max;</text:p>
      <text:p text:style-name="P25"><text:tab/><text:tab/><text:tab/>}</text:p>
      <text:p text:style-name="P25"><text:tab/><text:tab/><text:tab/>//printMMS("vals", vals);</text:p>
      <text:p text:style-name="P25"><text:tab/><text:tab/>}</text:p>
      <text:p text:style-name="P25"><text:tab/>}</text:p>
      <text:p text:style-name="P25"><text:tab/>// if not root MPI process 0 then send partial sum to process 0</text:p>
      <text:p text:style-name="P25"><text:tab/>else </text:p>
      <text:p text:style-name="P25"><text:tab/>{</text:p>
      <text:p text:style-name="P25"><text:tab/><text:tab/>MPI_Send(&amp;partial_vals,3, MPI_DOUBLE, </text:p>
      <text:p text:style-name="P25"><text:tab/><text:tab/> 0, type, MPI_COMM_WORLD);</text:p>
      <text:p text:style-name="P25"><text:tab/>}</text:p>
      <text:p text:style-name="P25"><text:tab/>return vals;</text:p>
      <text:p text:style-name="P25">}</text:p>
      <text:p text:style-name="P25"/>
      <text:p text:style-name="P25">/*</text:p>
      <text:p text:style-name="P25">MAIN ROUTINE: summation of numbers in a list</text:p>
      <text:p text:style-name="P25">*/</text:p>
      <text:p text:style-name="P25"/>
      <text:p text:style-name="P25">int main( int argc, char *argv[])</text:p>
      <text:p text:style-name="P25">{</text:p>
      <text:p text:style-name="P25"><text:tab/>double *numbers,*group;</text:p>
      <text:p text:style-name="P25"/>
      <text:p text:style-name="P25"><text:tab/>int data_size,group_size,num_group,i;</text:p>
      <text:p text:style-name="P25"><text:tab/>int numtasks,rank,num;</text:p>
      <text:p text:style-name="P25"><text:tab/>MPI_Status status;</text:p>
      <text:p text:style-name="P25"><text:tab/>mms vals;</text:p>
      <text:p text:style-name="P25"><text:tab/>mms pt_vals;</text:p>
      <text:p text:style-name="P25"><text:tab/>double sum, pt_sum;</text:p>
      <text:p text:style-name="P25"><text:tab/>double max;</text:p>
      <text:p text:style-name="P25"><text:tab/>double min;</text:p>
      <text:p text:style-name="P25"><text:tab/></text:p>
      <text:p text:style-name="P25"><text:tab/>pt_vals.max = MIN_VALUE;</text:p>
      <text:p text:style-name="P25"><text:tab/>pt_vals.min = MAX_VALUE;</text:p>
      <text:p text:style-name="P25"><text:tab/>pt_vals.sum =0; // clear out partial sum</text:p>
      <text:p text:style-name="P25"><text:tab/></text:p>
      <text:p text:style-name="P25"/>
      <text:p text:style-name="P25"><text:s text:c="3"/>MPI_Init(&amp;argc,&amp;argv); // initalize MPI environment</text:p>
      <text:p text:style-name="P25"><text:s text:c="3"/>MPI_Comm_size(MPI_COMM_WORLD,&amp;numtasks); // get total number of MPI processes</text:p>
      <text:p text:style-name="P25"><text:s text:c="3"/>MPI_Comm_rank(MPI_COMM_WORLD,&amp;rank); // get unique task id number </text:p>
      <text:p text:style-name="P25"/>
      <text:p text:style-name="P25"><text:s text:c="3"/>//get data size from command line or prompt</text:p>
      <text:p text:style-name="P25"><text:s text:c="3"/>//the user for input</text:p>
      <text:p text:style-name="P25"><text:s text:c="3"/>data_size=get_data_size(argc,argv,rank,numtasks);</text:p>
      <text:p text:style-name="P25"/>
      <text:p text:style-name="P25"><text:s text:c="3"/>// dynamically allocate from heap the numbers and group arrays</text:p>
      <text:p text:style-name="P25"><text:s text:c="3"/>numbers = new (nothrow) double[data_size];</text:p>
      <text:p text:style-name="P25"><text:s text:c="3"/>if (rank == (numtasks-1))</text:p>
      <text:p text:style-name="P25"><text:s text:c="3"/>{</text:p>
      <text:p text:style-name="P25"><text:tab/> <text:s text:c="2"/>group = new (nothrow) double[data_size/numtasks+1+(data_size%numtasks)];</text:p>
      <text:p text:style-name="P25"><text:s text:c="3"/>}</text:p>
      <text:p text:style-name="P25"><text:s text:c="3"/>else</text:p>
      <text:p text:style-name="P25"><text:s text:c="3"/>{</text:p>
      <text:p text:style-name="P25"><text:tab/> <text:s text:c="2"/>group = new (nothrow) double[data_size/numtasks+1];</text:p>
      <text:p text:style-name="P25"><text:s text:c="3"/>}</text:p>
      <text:p text:style-name="P25"><text:s text:c="3"/>if (numbers==0 || group==0) { // check for null pointers</text:p>
      <text:p text:style-name="P25"><text:s text:c="6"/>cout &lt;&lt; "Memory Allocation Error" &lt;&lt; endl;</text:p>
      <text:p text:style-name="P25"><text:s text:c="6"/>MPI_Finalize(); // Exit MPI</text:p>
      <text:p text:style-name="P25"><text:soft-page-break/><text:s text:c="6"/>exit(1); // exit the program</text:p>
      <text:p text:style-name="P25"><text:s text:c="3"/>}</text:p>
      <text:p text:style-name="P25"><text:s/></text:p>
      <text:p text:style-name="P25"><text:s text:c="3"/>// <text:s/>if root MPI Process (0) then</text:p>
      <text:p text:style-name="P25"><text:s text:c="3"/>if(rank==0) {</text:p>
      <text:p text:style-name="P25"><text:s text:c="6"/>// initialize numbers matrix with random data</text:p>
      <text:p text:style-name="P25"><text:s text:c="6"/>fill_matrix(numbers,data_size);</text:p>
      <text:p text:style-name="P25"/>
      <text:p text:style-name="P25"><text:s text:c="6"/>// and print the numbers matrix</text:p>
      <text:p text:style-name="P25"><text:s text:c="6"/>cout &lt;&lt; "numbers matrix =" &lt;&lt; endl; </text:p>
      <text:p text:style-name="P25"><text:s text:c="6"/>print_matrix(numbers,data_size);</text:p>
      <text:p text:style-name="P25"><text:s text:c="6"/>cout &lt;&lt; endl;</text:p>
      <text:p text:style-name="P25"><text:tab/>cout &lt;&lt; "data size " &lt;&lt; data_size;</text:p>
      <text:p text:style-name="P25"><text:s text:c="3"/>}</text:p>
      <text:p text:style-name="P25"><text:s text:c="3"/>// scatter the numbers matrix to all processing elements in</text:p>
      <text:p text:style-name="P25"><text:s text:c="3"/>// the system</text:p>
      <text:p text:style-name="P25"><text:s text:c="3"/>scatter(data_size,numbers,group,rank,numtasks);</text:p>
      <text:p text:style-name="P25"/>
      <text:p text:style-name="P25"><text:s text:c="3"/>// sum up elements in the group associated with the</text:p>
      <text:p text:style-name="P25"><text:s text:c="3"/>// current process</text:p>
      <text:p text:style-name="P25"><text:s text:c="3"/>if (rank == (numtasks-1))</text:p>
      <text:p text:style-name="P25"><text:s text:c="3"/>{</text:p>
      <text:p text:style-name="P25"><text:tab/> <text:s text:c="2"/>num_group = (data_size/numtasks) + (data_size%numtasks); // determine local list size </text:p>
      <text:p text:style-name="P25"><text:s text:c="35"/>// group</text:p>
      <text:p text:style-name="P25"><text:s text:c="3"/>}</text:p>
      <text:p text:style-name="P25"><text:s text:c="3"/>else</text:p>
      <text:p text:style-name="P25"><text:s text:c="3"/>{</text:p>
      <text:p text:style-name="P25"><text:tab/> <text:s text:c="2"/>num_group = data_size/numtasks; // determine local list size </text:p>
      <text:p text:style-name="P25"><text:s text:c="35"/>// group</text:p>
      <text:p text:style-name="P25"><text:s text:c="3"/>}</text:p>
      <text:p text:style-name="P25"><text:s text:c="3"/></text:p>
      <text:p text:style-name="P25"><text:s text:c="3"/></text:p>
      <text:p text:style-name="P25"><text:s text:c="3"/>for (i=0;i&lt;num_group;i++)</text:p>
      <text:p text:style-name="P25"><text:s text:c="3"/>{</text:p>
      <text:p text:style-name="P25"><text:tab/> <text:s text:c="2"/>/*printf("\nrank: %d", rank);</text:p>
      <text:p text:style-name="P25"><text:tab/> <text:s text:c="2"/>printMMS("pt_vals", pt_vals);</text:p>
      <text:p text:style-name="P25"><text:tab/> <text:s text:c="2"/>printf(" group: %lf", group[i]);</text:p>
      <text:p text:style-name="P25"><text:tab/> <text:s text:c="2"/>fflush(stdout);*/</text:p>
      <text:p text:style-name="P25"><text:tab/> <text:s text:c="3"/>pt_vals.sum += group[i];</text:p>
      <text:p text:style-name="P25"><text:tab/> <text:s text:c="3"/>if (group[i] &gt; pt_vals.max)</text:p>
      <text:p text:style-name="P25"><text:tab/> <text:s text:c="3"/>{</text:p>
      <text:p text:style-name="P25"><text:tab/><text:tab/><text:tab/>pt_vals.max = group[i];</text:p>
      <text:p text:style-name="P25"><text:tab/><text:tab/>}</text:p>
      <text:p text:style-name="P25"><text:tab/><text:tab/>if (group[i] &lt; pt_vals.min)</text:p>
      <text:p text:style-name="P25"><text:tab/><text:tab/>{</text:p>
      <text:p text:style-name="P25"><text:tab/><text:tab/><text:tab/>pt_vals.min = group[i];</text:p>
      <text:p text:style-name="P25"><text:tab/><text:tab/>}</text:p>
      <text:p text:style-name="P25"><text:s text:c="3"/>}</text:p>
      <text:p text:style-name="P25"/>
      <text:p text:style-name="P25"><text:s text:c="3"/>// obtain final sum by summing up partial sums from other MPI tasks/</text:p>
      <text:p text:style-name="P25"><text:s text:c="3"/>vals=reduce(pt_vals,rank,numtasks);</text:p>
      <text:p text:style-name="P25"/>
      <text:p text:style-name="P25"><text:tab/>// output sum from root MPI process</text:p>
      <text:p text:style-name="P25"><text:tab/>if (rank==0) </text:p>
      <text:p text:style-name="P25"><text:tab/>{</text:p>
      <text:p text:style-name="P25"><text:tab/><text:tab/>//cout &lt;&lt; endl &lt;&lt; "Expected outcome: " &lt;&lt; (data_size)*(data_size-1)/2.0;</text:p>
      <text:p text:style-name="P25"><text:tab/><text:tab/>cout &lt;&lt; endl &lt;&lt; "Sum of numbers is " &lt;&lt; setprecision(8) &lt;&lt; vals.sum;</text:p>
      <text:p text:style-name="P25"><text:tab/><text:tab/>cout &lt;&lt; endl &lt;&lt; "Max of numbers is " &lt;&lt; setprecision(8) &lt;&lt; vals.max;</text:p>
      <text:p text:style-name="P25"><text:tab/><text:tab/>cout &lt;&lt; endl &lt;&lt; "Min of numbers is " &lt;&lt; setprecision(8) &lt;&lt; vals.min &lt;&lt; endl;</text:p>
      <text:p text:style-name="P25"><text:tab/>}</text:p>
      <text:p text:style-name="P25"/>
      <text:p text:style-name="P25"><text:s text:c="3"/>// reclaim dynamiclly allocated memory</text:p>
      <text:p text:style-name="P25"><text:s text:c="3"/>delete numbers; delete group;</text:p>
      <text:p text:style-name="P25"/>
      <text:p text:style-name="P25"><text:soft-page-break/><text:s text:c="3"/>// Terminate MPI Program -- perform necessary MPI housekeeping</text:p>
      <text:p text:style-name="P25"><text:s text:c="3"/>// clear out all buffers, remove handlers, etc.</text:p>
      <text:p text:style-name="P25"><text:s text:c="3"/>MPI_Finalize();</text:p>
      <text:p text:style-name="P25">}</text:p>
      <text:p text:style-name="P18"/>
      <text:p text:style-name="P31">Source code rev3</text:p>
      <text:p text:style-name="P26">/***************************************************************/</text:p>
      <text:p text:style-name="P26">/* Summation of a Sequence of Numbers Program -- MPI version <text:s text:c="2"/>*/</text:p>
      <text:p text:style-name="P26">/* July 2015 -- B. Earl Wells -- University of Alabama <text:s text:c="8"/>*/</text:p>
      <text:p text:style-name="P26">/* <text:s text:c="35"/>in Huntsville <text:s text:c="11"/>*/</text:p>
      <text:p text:style-name="P26">/***************************************************************/</text:p>
      <text:p text:style-name="P26">/*</text:p>
      <text:p text:style-name="P26"><text:s/>* add_num_MPI_rev3 - CPE412 - HW2</text:p>
      <text:p text:style-name="P26"><text:s/>* </text:p>
      <text:p text:style-name="P26">This program illustrates the basic concepts of SPMD programming using </text:p>
      <text:p text:style-name="P26">MPI. <text:s/>The program represents a common example that is used throughout </text:p>
      <text:p text:style-name="P26">the CPE 412/512 text, the distributed addition of a sequence of numbers.</text:p>
      <text:p text:style-name="P26">The program is written in such a way that it is assumed that the</text:p>
      <text:p text:style-name="P26">sequence of numbers is first read from a central source (such as</text:p>
      <text:p text:style-name="P26">a data file) by a single MPI process and then partitioned into equal</text:p>
      <text:p text:style-name="P26">groups with each part being distributed (scattered) to the other</text:p>
      <text:p text:style-name="P26">MPI processes in the system. After which each process computes its own </text:p>
      <text:p text:style-name="P26">partial sum and send this value to the root process which then</text:p>
      <text:p text:style-name="P26">adds the partial sums together (reduce operation) and then</text:p>
      <text:p text:style-name="P26">outputs this sum to the screen.</text:p>
      <text:p text:style-name="P26"/>
      <text:p text:style-name="P26">The following is a simplified version of the program which you will</text:p>
      <text:p text:style-name="P26">be asked to augment in a number of ways in future homework </text:p>
      <text:p text:style-name="P26">assignments. Use the altix.asc.edu system for these assignments. </text:p>
      <text:p text:style-name="P26"/>
      <text:p text:style-name="P26">To compile type:</text:p>
      <text:p text:style-name="P26"/>
      <text:p text:style-name="P26"><text:s text:c="3"/>mpic++ add_num_MPI.cpp -o add_num_MPI</text:p>
      <text:p text:style-name="P26"/>
      <text:p text:style-name="P26">To execute:</text:p>
      <text:p text:style-name="P26"><text:s text:c="3"/>mpirun -np [num MPI process] add_num_MPI [num of numbers] </text:p>
      <text:p text:style-name="P26"/>
      <text:p text:style-name="P26">Notes: This implementation utilizes a minimum set of MPI function</text:p>
      <text:p text:style-name="P26"><text:s text:c="7"/>call that include MPI_Init, MPI_Finalize, MPI_Comm_size,</text:p>
      <text:p text:style-name="P26"><text:s text:c="7"/>MPI_Comm_rank, MPI_Send, and MPI_Recv.</text:p>
      <text:p text:style-name="P26">*/ <text:s/></text:p>
      <text:p text:style-name="P26"/>
      <text:p text:style-name="P26">using namespace std;</text:p>
      <text:p text:style-name="P26">#include &lt;iostream&gt;</text:p>
      <text:p text:style-name="P26">#include &lt;iomanip&gt;</text:p>
      <text:p text:style-name="P26">#include &lt;sstream&gt;</text:p>
      <text:p text:style-name="P26">#include &lt;stdlib.h&gt;</text:p>
      <text:p text:style-name="P26">#include &lt;mpi.h&gt; /* MPI Prototype Header Files */</text:p>
      <text:p text:style-name="P26"/>
      <text:p text:style-name="P26">#define SEED 2397 <text:s text:c="10"/>/* random number seed */</text:p>
      <text:p text:style-name="P26">#define MAX_VALUE <text:s/>100.0 <text:s text:c="3"/>/* maximum value of any number in list */</text:p>
      <text:p text:style-name="P26">#define MIN_VALUE <text:s/>0.0 <text:s text:c="5"/>/* minimum value of any number in list */</text:p>
      <text:p text:style-name="P26"/>
      <text:p text:style-name="P26">/**</text:p>
      <text:p text:style-name="P26"><text:s/>* mms struct</text:p>
      <text:p text:style-name="P26"><text:s/>* Min, Max, Sum</text:p>
      <text:p text:style-name="P26"><text:s/>*/</text:p>
      <text:p text:style-name="P26">typedef struct mms</text:p>
      <text:p text:style-name="P26">{</text:p>
      <text:p text:style-name="P26"><text:tab/>double sum;</text:p>
      <text:p text:style-name="P26"><text:tab/>double max;</text:p>
      <text:p text:style-name="P26"><text:tab/>double min;</text:p>
      <text:p text:style-name="P26">}mms;</text:p>
      <text:p text:style-name="P26"/>
      <text:p text:style-name="P26">void printMMS (char* name, mms vals)</text:p>
      <text:p text:style-name="P26">{</text:p>
      <text:p text:style-name="P26"><text:tab/>printf("\n%s: min: %lf, max: %lf, sum: %lf", name, vals.min, vals.max, vals.sum);</text:p>
      <text:p text:style-name="P26">}</text:p>
      <text:p text:style-name="P26"/>
      <text:p text:style-name="P26">/*</text:p>
      <text:p text:style-name="P26">ONE-TO-ALL BROADCAST COMMUNICATION ROUTINE</text:p>
      <text:p text:style-name="P26"><text:soft-page-break/>Routine to send from the root MPI process (0) to all other</text:p>
      <text:p text:style-name="P26">MPI processes in the system the data whose size given by the</text:p>
      <text:p text:style-name="P26">'num_size' parameter. </text:p>
      <text:p text:style-name="P26">*/</text:p>
      <text:p text:style-name="P26">int send_all_int(int num_size,int rank,int numtasks)</text:p>
      <text:p text:style-name="P26">{</text:p>
      <text:p text:style-name="P26"><text:s text:c="3"/>int mpitask,i,rec_num,type;</text:p>
      <text:p text:style-name="P26"><text:s text:c="3"/>MPI_Status status;</text:p>
      <text:p text:style-name="P26"/>
      <text:p text:style-name="P26"><text:s text:c="3"/>type = 123;</text:p>
      <text:p text:style-name="P26"/>
      <text:p text:style-name="P26"><text:s text:c="3"/>/* for root process, rec_num will simply be set to the input */</text:p>
      <text:p text:style-name="P26"><text:s text:c="3"/>/* argument. <text:s/>It will be overwritten if this is not the <text:s text:c="5"/>*/</text:p>
      <text:p text:style-name="P26"><text:s text:c="3"/>/* root process <text:s text:c="45"/>*/</text:p>
      <text:p text:style-name="P26"><text:s text:c="3"/>rec_num=num_size;</text:p>
      <text:p text:style-name="P26"/>
      <text:p text:style-name="P26"><text:s text:c="3"/>if (rank==0) {</text:p>
      <text:p text:style-name="P26"><text:s text:c="6"/>for(mpitask=1;mpitask&lt;numtasks;mpitask++) {</text:p>
      <text:p text:style-name="P26"><text:s text:c="9"/>MPI_Send(&amp;num_size,1,MPI_INT, </text:p>
      <text:p text:style-name="P26"><text:s text:c="15"/>mpitask,type,MPI_COMM_WORLD);</text:p>
      <text:p text:style-name="P26"><text:s text:c="6"/>}</text:p>
      <text:p text:style-name="P26"><text:s text:c="3"/>}</text:p>
      <text:p text:style-name="P26"><text:s text:c="3"/>/* if not root process wait to receive number of numbers */</text:p>
      <text:p text:style-name="P26"><text:s text:c="3"/>else {</text:p>
      <text:p text:style-name="P26"><text:s text:c="6"/>MPI_Recv(&amp;rec_num,1,MPI_INT,</text:p>
      <text:p text:style-name="P26"><text:s text:c="15"/>0,type, MPI_COMM_WORLD,&amp;status);</text:p>
      <text:p text:style-name="P26"><text:s text:c="3"/>}</text:p>
      <text:p text:style-name="P26"/>
      <text:p text:style-name="P26"><text:s text:c="3"/>return rec_num;</text:p>
      <text:p text:style-name="P26">}</text:p>
      <text:p text:style-name="P26"/>
      <text:p text:style-name="P26">/*</text:p>
      <text:p text:style-name="P26">Routine to retrieve the data size of the numbers array from the </text:p>
      <text:p text:style-name="P26">command line or get this number by prompting the user for the </text:p>
      <text:p text:style-name="P26">information. <text:s/>Note: command line values are sent to ALL MPI processes</text:p>
      <text:p text:style-name="P26">by the MPI environment.</text:p>
      <text:p text:style-name="P26">*/</text:p>
      <text:p text:style-name="P26">int get_data_size(int argc,char *argv[],int rank,int numtasks)</text:p>
      <text:p text:style-name="P26">{</text:p>
      <text:p text:style-name="P26"><text:s text:c="3"/>string input = "";</text:p>
      <text:p text:style-name="P26"><text:s text:c="3"/>int size;</text:p>
      <text:p text:style-name="P26"/>
      <text:p text:style-name="P26"><text:s text:c="3"/>// ERROR if too many command line arguments</text:p>
      <text:p text:style-name="P26"><text:s text:c="3"/>if(argc &gt; 2) {</text:p>
      <text:p text:style-name="P26"><text:s text:c="6"/>if (rank==0)</text:p>
      <text:p text:style-name="P26"><text:s text:c="9"/>cout &lt;&lt; "usage: <text:s/>mpirun -np [num MPI tasks] add_num_MPI [data size]" &lt;&lt; endl;</text:p>
      <text:p text:style-name="P26"><text:s text:c="6"/>MPI_Finalize(); // Terminate MPI</text:p>
      <text:p text:style-name="P26"><text:s text:c="6"/>exit(1); // Exit Program </text:p>
      <text:p text:style-name="P26"><text:s text:c="3"/>}</text:p>
      <text:p text:style-name="P26"><text:s text:c="3"/>// One Command Line Argument Case:</text:p>
      <text:p text:style-name="P26"><text:s text:c="3"/>// case where user did not enter number of numbers on command line</text:p>
      <text:p text:style-name="P26"><text:s text:c="3"/>// In this case, only one of the MPI processes needs to communicate</text:p>
      <text:p text:style-name="P26"><text:s text:c="3"/>// directly with the user. Since there will always be a MPI process</text:p>
      <text:p text:style-name="P26"><text:s text:c="3"/>// with rank 0 this is the one that will perform the communication.</text:p>
      <text:p text:style-name="P26"><text:s text:c="3"/>if (argc==1) {</text:p>
      <text:p text:style-name="P26"><text:s text:c="6"/>if (rank==0) {</text:p>
      <text:p text:style-name="P26"><text:s text:c="9"/>while (1) {</text:p>
      <text:p text:style-name="P26"><text:s text:c="12"/>cout &lt;&lt; "Enter the number of numbers to be added:" &lt;&lt; endl;</text:p>
      <text:p text:style-name="P26"><text:s text:c="12"/>getline(cin, input);</text:p>
      <text:p text:style-name="P26"><text:s text:c="12"/>stringstream myStream(input);</text:p>
      <text:p text:style-name="P26"><text:s text:c="12"/>if (myStream &gt;&gt; size) break;</text:p>
      <text:p text:style-name="P26"><text:s text:c="12"/>cout &lt;&lt; "Invalid Input" &lt;&lt; endl &lt;&lt; endl;</text:p>
      <text:p text:style-name="P26"><text:s text:c="9"/>}</text:p>
      <text:p text:style-name="P26"><text:s text:c="6"/>} <text:s text:c="4"/></text:p>
      <text:p text:style-name="P26"><text:s text:c="6"/>// since only the root MPI process is communicating with the</text:p>
      <text:p text:style-name="P26"><text:s text:c="6"/>// user, the root process must send its value to all of the</text:p>
      <text:p text:style-name="P26"><text:soft-page-break/><text:s text:c="6"/>// other MPI process. It can do this with the send_all_int()</text:p>
      <text:p text:style-name="P26"><text:s text:c="6"/>// broadcast routine.</text:p>
      <text:p text:style-name="P26"><text:s text:c="6"/>//size = send_all_int(size,rank,numtasks);</text:p>
      <text:p text:style-name="P26"><text:s text:c="6"/>MPI_Bcast(&amp;size, 1, MPI_INT, 0, MPI_COMM_WORLD);</text:p>
      <text:p text:style-name="P26"><text:s text:c="3"/>}</text:p>
      <text:p text:style-name="P26"><text:s text:c="3"/>// Two Command Line Argument case:</text:p>
      <text:p text:style-name="P26"><text:s text:c="3"/>// user supplied the number of numbers on the command line.</text:p>
      <text:p text:style-name="P26"><text:s text:c="3"/>// Each MPI process can retrieve it from there. No need to</text:p>
      <text:p text:style-name="P26"><text:s text:c="3"/>// broadcast it to the other process because each have it at</text:p>
      <text:p text:style-name="P26"><text:s text:c="3"/>// run time.</text:p>
      <text:p text:style-name="P26"><text:s text:c="3"/>else {</text:p>
      <text:p text:style-name="P26"><text:s text:c="6"/>size = atoi(argv[1]);</text:p>
      <text:p text:style-name="P26"><text:s text:c="3"/>}</text:p>
      <text:p text:style-name="P26"><text:s text:c="3"/>return size;</text:p>
      <text:p text:style-name="P26">}</text:p>
      <text:p text:style-name="P26"/>
      <text:p text:style-name="P26">/*</text:p>
      <text:p text:style-name="P26">Routine that fills the number matrix with Random Data with values</text:p>
      <text:p text:style-name="P26">between MIN_VALUE and MAX_VALUE</text:p>
      <text:p text:style-name="P26">This simulates in some way what might happen if there was a </text:p>
      <text:p text:style-name="P26">single sequential data acquisition source such as a single file</text:p>
      <text:p text:style-name="P26">*/</text:p>
      <text:p text:style-name="P26">void fill_matrix(double *numbers,int data_size)</text:p>
      <text:p text:style-name="P26">{</text:p>
      <text:p text:style-name="P26"><text:s text:c="3"/>int i;</text:p>
      <text:p text:style-name="P26"><text:s text:c="3"/>srand48(SEED);</text:p>
      <text:p text:style-name="P26"><text:s text:c="3"/>for(i=0;i&lt;data_size;i++) {</text:p>
      <text:p text:style-name="P26"><text:s text:c="6"/>numbers[i]=drand48()*(MAX_VALUE-MIN_VALUE) + MIN_VALUE;</text:p>
      <text:p text:style-name="P26"><text:s text:c="6"/>//to verify may want to initialize the numbers array with a pattern</text:p>
      <text:p text:style-name="P26"><text:s text:c="6"/>//that has a known answer such as the sum of numbers from 0 to N-1</text:p>
      <text:p text:style-name="P26"><text:s text:c="6"/>// The result of that summation is (N+1)*N/2!!</text:p>
      <text:p text:style-name="P26"><text:s text:c="6"/>//numbers[i]=i; // to do so uncomment this line</text:p>
      <text:p text:style-name="P26"><text:s text:c="3"/>}</text:p>
      <text:p text:style-name="P26">}</text:p>
      <text:p text:style-name="P26"/>
      <text:p text:style-name="P26">/*</text:p>
      <text:p text:style-name="P26">Routine that outputs the numbers matrix to the screen </text:p>
      <text:p text:style-name="P26">*/</text:p>
      <text:p text:style-name="P26">void print_matrix(double *numbers,int data_size)</text:p>
      <text:p text:style-name="P26">{</text:p>
      <text:p text:style-name="P26"><text:s text:c="3"/>int i;</text:p>
      <text:p text:style-name="P26"><text:s text:c="3"/>for(i=0;i&lt;data_size;i++) {</text:p>
      <text:p text:style-name="P26"><text:s text:c="6"/>cout &lt;&lt; numbers[i] &lt;&lt; endl;</text:p>
      <text:p text:style-name="P26"><text:s text:c="3"/>}</text:p>
      <text:p text:style-name="P26">}</text:p>
      <text:p text:style-name="P26"/>
      <text:p text:style-name="P26"/>
      <text:p text:style-name="P26">/* ONE-TO-ALL SCATTER ROUTINE</text:p>
      <text:p text:style-name="P26">Routine to divide and scatter the number data array that resides on the</text:p>
      <text:p text:style-name="P26">root MPI process (0) to all other MPI processes in the system.</text:p>
      <text:p text:style-name="P26">The number data size is given by the'num_size' parameter its source </text:p>
      <text:p text:style-name="P26">address is given by the '*numbers' parameter, and the destination</text:p>
      <text:p text:style-name="P26">group data associated with the current process is given by the</text:p>
      <text:p text:style-name="P26">'*group' parameter. <text:s/>*/</text:p>
      <text:p text:style-name="P26">void scatter(int num_size,double *numbers,double *group,int rank,int numtasks)</text:p>
      <text:p text:style-name="P26">{</text:p>
      <text:p text:style-name="P26"><text:s text:c="3"/>MPI_Status status;</text:p>
      <text:p text:style-name="P26"><text:s text:c="3"/>int i,mpitask,type,group_size,next_group,begin_element;</text:p>
      <text:p text:style-name="P26"><text:s text:c="3"/>type = 234;</text:p>
      <text:p text:style-name="P26"><text:s text:c="3"/></text:p>
      <text:p text:style-name="P26"><text:s text:c="3"/>/* determine group size */</text:p>
      <text:p text:style-name="P26"><text:s text:c="3"/>group_size = num_size/numtasks;</text:p>
      <text:p text:style-name="P26"><text:s text:c="3"/>if (rank ==0) cout &lt;&lt; endl &lt;&lt; "Group size 1: " &lt;&lt; group_size;</text:p>
      <text:p text:style-name="P26"/>
      <text:p text:style-name="P26"><text:s text:c="3"/>/* set up initial beginning element to be start of numbers array */ <text:s text:c="2"/></text:p>
      <text:p text:style-name="P26"><text:s text:c="3"/>begin_element = group_size;</text:p>
      <text:p text:style-name="P26"><text:s text:c="6"/></text:p>
      <text:p text:style-name="P26"><text:soft-page-break/><text:s text:c="3"/>/* if root process send group data to all processes */ </text:p>
      <text:p text:style-name="P26"><text:s text:c="3"/>if (rank==0) {</text:p>
      <text:p text:style-name="P26"><text:s text:c="6"/>// in MPI process 0 case just copy portion of data over to the group array</text:p>
      <text:p text:style-name="P26"><text:s text:c="6"/>for (i=0;i&lt;group_size;i++) group[i]=numbers[i];</text:p>
      <text:p text:style-name="P26"><text:s text:c="6"/>/* in other cases perform interprocess communication */</text:p>
      <text:p text:style-name="P26"><text:s text:c="6"/>for(mpitask=1;mpitask&lt;(numtasks-1);mpitask++) {</text:p>
      <text:p text:style-name="P26"><text:tab/><text:tab/>/* send group portion of numbers array to other tasks */</text:p>
      <text:p text:style-name="P26"><text:tab/><text:tab/>MPI_Send(&amp;numbers[begin_element],group_size,MPI_DOUBLE, </text:p>
      <text:p text:style-name="P26"><text:tab/><text:tab/>mpitask,type,MPI_COMM_WORLD);</text:p>
      <text:p text:style-name="P26"><text:tab/><text:tab/>begin_element += group_size;</text:p>
      <text:p text:style-name="P26"><text:s text:c="6"/>}</text:p>
      <text:p text:style-name="P26"><text:tab/><text:tab/>cout &lt;&lt; endl &lt;&lt; "Last task: " &lt;&lt; mpitask;</text:p>
      <text:p text:style-name="P26"><text:tab/><text:tab/>cout &lt;&lt; endl &lt;&lt; "remainder: " &lt;&lt; (num_size%numtasks);</text:p>
      <text:p text:style-name="P26"><text:tab/><text:tab/>group_size = group_size + (num_size%numtasks);</text:p>
      <text:p text:style-name="P26"><text:tab/><text:tab/>cout &lt;&lt; endl &lt;&lt; "Group size 2: " &lt;&lt; group_size;</text:p>
      <text:p text:style-name="P26"><text:tab/><text:tab/>fflush(stdout);</text:p>
      <text:p text:style-name="P26"><text:tab/><text:tab/>MPI_Send(&amp;numbers[begin_element],group_size,MPI_DOUBLE, </text:p>
      <text:p text:style-name="P26"><text:tab/><text:tab/>mpitask,type,MPI_COMM_WORLD);</text:p>
      <text:p text:style-name="P26"><text:s text:c="3"/>}</text:p>
      <text:p text:style-name="P26"><text:s text:c="3"/>/* if a non root process just receive the data */</text:p>
      <text:p text:style-name="P26"><text:s text:c="3"/>else {</text:p>
      <text:p text:style-name="P26"><text:tab/> <text:s text:c="2"/>if (rank == (numtasks-1))</text:p>
      <text:p text:style-name="P26"><text:tab/> <text:s text:c="2"/>{</text:p>
      <text:p text:style-name="P26"><text:tab/><text:tab/> <text:s text:c="2"/>group_size += (num_size%numtasks);</text:p>
      <text:p text:style-name="P26"><text:tab/><text:tab/> <text:s text:c="2"/>MPI_Recv(group,group_size,MPI_DOUBLE,</text:p>
      <text:p text:style-name="P26"><text:s text:c="15"/>0,type, MPI_COMM_WORLD,&amp;status); </text:p>
      <text:p text:style-name="P26"><text:tab/> <text:s text:c="2"/>}</text:p>
      <text:p text:style-name="P26"><text:tab/> <text:s text:c="2"/>else</text:p>
      <text:p text:style-name="P26"><text:tab/> <text:s text:c="2"/>{</text:p>
      <text:p text:style-name="P26"><text:tab/><text:tab/> <text:s text:c="2"/>MPI_Recv(group,group_size,MPI_DOUBLE,</text:p>
      <text:p text:style-name="P26"><text:s text:c="15"/>0,type, MPI_COMM_WORLD,&amp;status); </text:p>
      <text:p text:style-name="P26"><text:tab/> <text:s text:c="2"/>}</text:p>
      <text:p text:style-name="P26"><text:s text:c="3"/>}</text:p>
      <text:p text:style-name="P26">}</text:p>
      <text:p text:style-name="P26">/*</text:p>
      <text:p text:style-name="P26">ALL-TO-ONE Reduce ROUTINE</text:p>
      <text:p text:style-name="P26">Routine to accumulate the result of the local summation associated</text:p>
      <text:p text:style-name="P26">with each MPI process. This routine takes these partial sums and </text:p>
      <text:p text:style-name="P26">produces a global sum on the root MPI process (0)</text:p>
      <text:p text:style-name="P26">Input arguments to routine include variable name of local partial</text:p>
      <text:p text:style-name="P26">sum of each MPI process. The function returns to MPI root process 0,</text:p>
      <text:p text:style-name="P26">the global sum (summation of all partial sums).</text:p>
      <text:p text:style-name="P26">*/</text:p>
      <text:p text:style-name="P26">//double reduce(double partial_sum,int rank,int numtasks)</text:p>
      <text:p text:style-name="P26">mms reduce(mms partial_vals, int rank, int numtasks)</text:p>
      <text:p text:style-name="P26">{</text:p>
      <text:p text:style-name="P26"><text:tab/>int i, mpitask;</text:p>
      <text:p text:style-name="P26"><text:tab/>mms vals, p_vals;</text:p>
      <text:p text:style-name="P26"><text:tab/>int type;</text:p>
      <text:p text:style-name="P26"><text:tab/>MPI_Status status;</text:p>
      <text:p text:style-name="P26"><text:tab/></text:p>
      <text:p text:style-name="P26"><text:tab/>vals.max = MIN_VALUE;</text:p>
      <text:p text:style-name="P26"><text:tab/>vals.min = MAX_VALUE;</text:p>
      <text:p text:style-name="P26"><text:tab/></text:p>
      <text:p text:style-name="P26"><text:tab/>type = 123;</text:p>
      <text:p text:style-name="P26"><text:tab/>vals.sum = partial_vals.sum;</text:p>
      <text:p text:style-name="P26"><text:tab/>if (partial_vals.min &lt; vals.min)</text:p>
      <text:p text:style-name="P26"><text:tab/>{</text:p>
      <text:p text:style-name="P26"><text:tab/><text:tab/>vals.min = partial_vals.min;</text:p>
      <text:p text:style-name="P26"><text:tab/>}</text:p>
      <text:p text:style-name="P26"><text:tab/>if (partial_vals.max &gt; vals.max)</text:p>
      <text:p text:style-name="P26"><text:tab/>{</text:p>
      <text:p text:style-name="P26"><text:tab/><text:tab/>vals.max = partial_vals.max;</text:p>
      <text:p text:style-name="P26"><text:tab/>}</text:p>
      <text:p text:style-name="P26"><text:tab/>// if MPI process 0 sum up results from the other p-1 processes</text:p>
      <text:p text:style-name="P26"><text:tab/>if (rank==0) {</text:p>
      <text:p text:style-name="P26"><text:tab/><text:tab/>for(mpitask=1;mpitask&lt;numtasks;mpitask++)</text:p>
      <text:p text:style-name="P26"><text:soft-page-break/><text:tab/><text:tab/>{</text:p>
      <text:p text:style-name="P26"><text:tab/><text:tab/><text:tab/>MPI_Recv(&amp;p_vals,3,MPI_DOUBLE,</text:p>
      <text:p text:style-name="P26"><text:tab/><text:tab/><text:tab/>mpitask,type,MPI_COMM_WORLD,&amp;status);</text:p>
      <text:p text:style-name="P26"><text:tab/><text:tab/><text:tab/>//printMMS("p_vals", p_vals);</text:p>
      <text:p text:style-name="P26"><text:tab/><text:tab/><text:tab/>vals.sum += p_vals.sum;</text:p>
      <text:p text:style-name="P26"><text:tab/><text:tab/><text:tab/>if (p_vals.min &lt; vals.min)</text:p>
      <text:p text:style-name="P26"><text:tab/><text:tab/><text:tab/>{</text:p>
      <text:p text:style-name="P26"><text:tab/><text:tab/><text:tab/><text:tab/>vals.min = p_vals.min;</text:p>
      <text:p text:style-name="P26"><text:tab/><text:tab/><text:tab/>}</text:p>
      <text:p text:style-name="P26"><text:tab/><text:tab/><text:tab/>if (p_vals.max &gt; vals.max)</text:p>
      <text:p text:style-name="P26"><text:tab/><text:tab/><text:tab/>{</text:p>
      <text:p text:style-name="P26"><text:tab/><text:tab/><text:tab/><text:tab/>vals.max = p_vals.max;</text:p>
      <text:p text:style-name="P26"><text:tab/><text:tab/><text:tab/>}</text:p>
      <text:p text:style-name="P26"><text:tab/><text:tab/><text:tab/>//printMMS("vals", vals);</text:p>
      <text:p text:style-name="P26"><text:tab/><text:tab/>}</text:p>
      <text:p text:style-name="P26"><text:tab/>}</text:p>
      <text:p text:style-name="P26"><text:tab/>// if not root MPI process 0 then send partial sum to process 0</text:p>
      <text:p text:style-name="P26"><text:tab/>else </text:p>
      <text:p text:style-name="P26"><text:tab/>{</text:p>
      <text:p text:style-name="P26"><text:tab/><text:tab/>MPI_Send(&amp;partial_vals,3, MPI_DOUBLE, </text:p>
      <text:p text:style-name="P26"><text:tab/><text:tab/> 0, type, MPI_COMM_WORLD);</text:p>
      <text:p text:style-name="P26"><text:tab/>}</text:p>
      <text:p text:style-name="P26"><text:tab/>return vals;</text:p>
      <text:p text:style-name="P26">}</text:p>
      <text:p text:style-name="P26"/>
      <text:p text:style-name="P26">/*</text:p>
      <text:p text:style-name="P26">MAIN ROUTINE: summation of numbers in a list</text:p>
      <text:p text:style-name="P26">*/</text:p>
      <text:p text:style-name="P26"/>
      <text:p text:style-name="P26">int main( int argc, char *argv[])</text:p>
      <text:p text:style-name="P26">{</text:p>
      <text:p text:style-name="P26"><text:tab/>double *numbers,*group;</text:p>
      <text:p text:style-name="P26"/>
      <text:p text:style-name="P26"><text:tab/>int data_size,group_size,num_group,i;</text:p>
      <text:p text:style-name="P26"><text:tab/>int numtasks,rank,num;</text:p>
      <text:p text:style-name="P26"><text:tab/>MPI_Status status;</text:p>
      <text:p text:style-name="P26"><text:tab/>mms vals;</text:p>
      <text:p text:style-name="P26"><text:tab/>mms pt_vals;</text:p>
      <text:p text:style-name="P26"><text:tab/>double sum, pt_sum;</text:p>
      <text:p text:style-name="P26"><text:tab/>double max;</text:p>
      <text:p text:style-name="P26"><text:tab/>double min;</text:p>
      <text:p text:style-name="P26"><text:tab/></text:p>
      <text:p text:style-name="P26"><text:tab/>pt_vals.max = MIN_VALUE;</text:p>
      <text:p text:style-name="P26"><text:tab/>pt_vals.min = MAX_VALUE;</text:p>
      <text:p text:style-name="P26"><text:tab/>pt_vals.sum =0; // clear out partial sum</text:p>
      <text:p text:style-name="P26"><text:tab/></text:p>
      <text:p text:style-name="P26"/>
      <text:p text:style-name="P26"><text:s text:c="3"/>MPI_Init(&amp;argc,&amp;argv); // initalize MPI environment</text:p>
      <text:p text:style-name="P26"><text:s text:c="3"/>MPI_Comm_size(MPI_COMM_WORLD,&amp;numtasks); // get total number of MPI processes</text:p>
      <text:p text:style-name="P26"><text:s text:c="3"/>MPI_Comm_rank(MPI_COMM_WORLD,&amp;rank); // get unique task id number </text:p>
      <text:p text:style-name="P26"/>
      <text:p text:style-name="P26"><text:s text:c="3"/>//get data size from command line or prompt</text:p>
      <text:p text:style-name="P26"><text:s text:c="3"/>//the user for input</text:p>
      <text:p text:style-name="P26"><text:s text:c="3"/>data_size=get_data_size(argc,argv,rank,numtasks);</text:p>
      <text:p text:style-name="P26"/>
      <text:p text:style-name="P26"><text:s text:c="3"/>// dynamically allocate from heap the numbers and group arrays</text:p>
      <text:p text:style-name="P26"><text:s text:c="3"/>if (rank==0) printf("\nnumbers length: %d", data_size + ((data_size/numtasks)+1));</text:p>
      <text:p text:style-name="P26"><text:s text:c="3"/>numbers = new (nothrow) double[data_size + ((data_size/numtasks)+1)];</text:p>
      <text:p text:style-name="P26"><text:s text:c="3"/>/*if (rank == (numtasks-1))</text:p>
      <text:p text:style-name="P26"><text:s text:c="3"/>{</text:p>
      <text:p text:style-name="P26"><text:tab/> <text:s text:c="2"/>group = new (nothrow) double[data_size/numtasks+1+(data_size%numtasks)];</text:p>
      <text:p text:style-name="P26"><text:s text:c="3"/>}</text:p>
      <text:p text:style-name="P26"><text:s text:c="3"/>else</text:p>
      <text:p text:style-name="P26"><text:s text:c="3"/>{</text:p>
      <text:p text:style-name="P26"><text:tab/> <text:s text:c="2"/>group = new (nothrow) double[data_size/numtasks+1];</text:p>
      <text:p text:style-name="P26"><text:s text:c="3"/>}*/</text:p>
      <text:p text:style-name="P26"><text:soft-page-break/><text:s text:c="3"/>group = new (nothrow) double[data_size/numtasks+1];</text:p>
      <text:p text:style-name="P26"><text:s text:c="3"/>if (numbers==0 || group==0) { // check for null pointers</text:p>
      <text:p text:style-name="P26"><text:s text:c="6"/>cout &lt;&lt; "Memory Allocation Error" &lt;&lt; endl;</text:p>
      <text:p text:style-name="P26"><text:s text:c="6"/>MPI_Finalize(); // Exit MPI</text:p>
      <text:p text:style-name="P26"><text:s text:c="6"/>exit(1); // exit the program</text:p>
      <text:p text:style-name="P26"><text:s text:c="3"/>}</text:p>
      <text:p text:style-name="P26"/>
      <text:p text:style-name="P26"><text:s text:c="3"/>// <text:s/>if root MPI Process (0) then</text:p>
      <text:p text:style-name="P26"><text:s text:c="3"/>if(rank==0) {</text:p>
      <text:p text:style-name="P26"><text:s text:c="6"/>// initialize numbers matrix with random data</text:p>
      <text:p text:style-name="P26"><text:s text:c="6"/>fill_matrix(numbers,data_size);</text:p>
      <text:p text:style-name="P26"><text:s text:c="6"/></text:p>
      <text:p text:style-name="P26"><text:s text:c="6"/>cout &lt;&lt; endl &lt;&lt; "Data size: " &lt;&lt; data_size &lt;&lt; ", end: " &lt;&lt; ((data_size/numtasks)+1)*numtasks;</text:p>
      <text:p text:style-name="P26"><text:s text:c="6"/></text:p>
      <text:p text:style-name="P26"><text:s text:c="6"/>for (i=data_size; i&lt;((data_size/numtasks)+1)*numtasks; i++)</text:p>
      <text:p text:style-name="P26"><text:tab/> <text:s text:c="2"/>{</text:p>
      <text:p text:style-name="P26"><text:tab/><text:tab/> <text:s text:c="2"/>numbers[i] = -1;</text:p>
      <text:p text:style-name="P26"><text:tab/> <text:s text:c="2"/>}</text:p>
      <text:p text:style-name="P26"/>
      <text:p text:style-name="P26"><text:s text:c="6"/>// and print the numbers matrix</text:p>
      <text:p text:style-name="P26"><text:s text:c="6"/>cout &lt;&lt; "numbers matrix =" &lt;&lt; endl; </text:p>
      <text:p text:style-name="P26"><text:s text:c="6"/>print_matrix(numbers,((data_size/numtasks)+1)*numtasks/*data_size*/);</text:p>
      <text:p text:style-name="P26"><text:s text:c="6"/>cout &lt;&lt; endl;</text:p>
      <text:p text:style-name="P26"><text:s text:c="3"/>}</text:p>
      <text:p text:style-name="P26"/>
      <text:p text:style-name="P26"><text:s text:c="3"/>// scatter the numbers matrix to all processing elements in</text:p>
      <text:p text:style-name="P26"><text:s text:c="3"/>// the system</text:p>
      <text:p text:style-name="P26"><text:s text:c="3"/>//scatter(data_size,numbers,group,rank,numtasks);</text:p>
      <text:p text:style-name="P26"><text:s text:c="3"/>MPI_Scatter(numbers, ((data_size/numtasks)+1), MPI_DOUBLE, group, ((data_size/numtasks)+1), MPI_DOUBLE, 0, MPI_COMM_WORLD);</text:p>
      <text:p text:style-name="P26"/>
      <text:p text:style-name="P26"><text:s text:c="3"/></text:p>
      <text:p text:style-name="P26"><text:s text:c="3"/>num_group = data_size/numtasks+1; // determine local list size </text:p>
      <text:p text:style-name="P26"><text:s text:c="35"/>// group</text:p>
      <text:p text:style-name="P26"><text:s text:c="3"/></text:p>
      <text:p text:style-name="P26"><text:s text:c="3"/>for (i=0;i&lt;num_group;i++)</text:p>
      <text:p text:style-name="P26"><text:s text:c="3"/>{</text:p>
      <text:p text:style-name="P26"><text:tab/> <text:s text:c="2"/>/*printf("\nrank: %d", rank);</text:p>
      <text:p text:style-name="P26"><text:tab/> <text:s text:c="2"/>printMMS("pt_vals", pt_vals);</text:p>
      <text:p text:style-name="P26"><text:tab/> <text:s text:c="2"/>printf(" group: %lf", group[i]);</text:p>
      <text:p text:style-name="P26"><text:tab/> <text:s text:c="2"/>fflush(stdout);*/</text:p>
      <text:p text:style-name="P26"><text:tab/> <text:s text:c="2"/>if (group[i] &lt; 0)</text:p>
      <text:p text:style-name="P26"><text:tab/> <text:s text:c="2"/>{</text:p>
      <text:p text:style-name="P26"><text:tab/><text:tab/> <text:s text:c="2"/>continue;</text:p>
      <text:p text:style-name="P26"><text:tab/> <text:s text:c="2"/>}</text:p>
      <text:p text:style-name="P26"><text:tab/> <text:s text:c="3"/>pt_vals.sum += group[i];</text:p>
      <text:p text:style-name="P26"><text:tab/> <text:s text:c="3"/>if (group[i] &gt; pt_vals.max)</text:p>
      <text:p text:style-name="P26"><text:tab/> <text:s text:c="3"/>{</text:p>
      <text:p text:style-name="P26"><text:tab/><text:tab/><text:tab/>pt_vals.max = group[i];</text:p>
      <text:p text:style-name="P26"><text:tab/><text:tab/>}</text:p>
      <text:p text:style-name="P26"><text:tab/><text:tab/>if (group[i] &lt; pt_vals.min)</text:p>
      <text:p text:style-name="P26"><text:tab/><text:tab/>{</text:p>
      <text:p text:style-name="P26"><text:tab/><text:tab/><text:tab/>pt_vals.min = group[i];</text:p>
      <text:p text:style-name="P26"><text:tab/><text:tab/>}</text:p>
      <text:p text:style-name="P26"><text:s text:c="3"/>}</text:p>
      <text:p text:style-name="P26"/>
      <text:p text:style-name="P26"><text:s text:c="3"/>// obtain final sum by summing up partial sums from other MPI tasks/</text:p>
      <text:p text:style-name="P26"><text:s text:c="3"/>//vals=reduce(pt_vals,rank,numtasks);</text:p>
      <text:p text:style-name="P26"><text:s text:c="3"/>MPI_Reduce(&amp;pt_vals.sum, &amp;vals.sum, 1, MPI_DOUBLE, MPI_SUM, 0, MPI_COMM_WORLD);</text:p>
      <text:p text:style-name="P26"><text:s text:c="3"/>MPI_Reduce(&amp;pt_vals.min, &amp;vals.min, 1, MPI_DOUBLE, MPI_MIN, 0, MPI_COMM_WORLD);</text:p>
      <text:p text:style-name="P26"><text:s text:c="3"/>MPI_Reduce(&amp;pt_vals.max, &amp;vals.max, 1, MPI_DOUBLE, MPI_MAX, 0, MPI_COMM_WORLD);</text:p>
      <text:p text:style-name="P26"/>
      <text:p text:style-name="P26"><text:tab/>// output sum from root MPI process</text:p>
      <text:p text:style-name="P26"><text:tab/>if (rank==0) </text:p>
      <text:p text:style-name="P26"><text:tab/>{</text:p>
      <text:p text:style-name="P26"><text:tab/><text:tab/>//cout &lt;&lt; endl &lt;&lt; "Expected outcome: " &lt;&lt; (data_size)*(data_size-<text:soft-page-break/>1)/2.0;</text:p>
      <text:p text:style-name="P26"><text:tab/><text:tab/>cout &lt;&lt; endl &lt;&lt; "Sum of numbers is " &lt;&lt; setprecision(8) &lt;&lt; vals.sum;</text:p>
      <text:p text:style-name="P26"><text:tab/><text:tab/>cout &lt;&lt; endl &lt;&lt; "Max of numbers is " &lt;&lt; setprecision(8) &lt;&lt; vals.max;</text:p>
      <text:p text:style-name="P26"><text:tab/><text:tab/>cout &lt;&lt; endl &lt;&lt; "Min of numbers is " &lt;&lt; setprecision(8) &lt;&lt; vals.min &lt;&lt; endl;</text:p>
      <text:p text:style-name="P26"><text:tab/>}</text:p>
      <text:p text:style-name="P26"/>
      <text:p text:style-name="P26"><text:s text:c="3"/>// reclaim dynamiclly allocated memory</text:p>
      <text:p text:style-name="P26"><text:s text:c="3"/>delete numbers; delete group;</text:p>
      <text:p text:style-name="P26"/>
      <text:p text:style-name="P26"><text:s text:c="3"/>// Terminate MPI Program -- perform necessary MPI housekeeping</text:p>
      <text:p text:style-name="P26"><text:s text:c="3"/>// clear out all buffers, remove handlers, etc.</text:p>
      <text:p text:style-name="P26"><text:s text:c="3"/>MPI_Finalize();</text:p>
      <text:p text:style-name="P26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0:59:42.885409004</meta:creation-date>
    <dc:date>2015-09-21T21:21:54.285215622</dc:date>
    <meta:editing-duration>PT22M3S</meta:editing-duration>
    <meta:editing-cycles>19</meta:editing-cycles>
    <meta:generator>LibreOffice/5.0.1.2.0$Linux_X86_64 LibreOffice_project/00m0$Build-2</meta:generator>
    <meta:document-statistic meta:table-count="0" meta:image-count="0" meta:object-count="0" meta:page-count="24" meta:paragraph-count="1241" meta:word-count="5671" meta:character-count="39585" meta:non-whitespace-character-count="31755"/>
  </office:meta>
</office:document-meta>
</file>